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 office:value-type="string" calcext:value-type="string">
            <text:p>mean(a)</text:p>
          </table:table-cell>
          <table:table-cell table:formula="of:=[.B3]/[.B2]" office:value-type="float" office:value="3" calcext:value-type="float">
            <text:p>3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a_sigma_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a_sigma_k / mean(a)</text:p>
          </table:table-cell>
          <table:table-cell table:formula="of:=[.B6]/[.$B$4]" office:value-type="float" office:value="0.333333333333333" calcext:value-type="float">
            <text:p>0.333333333333333</text:p>
          </table:table-cell>
          <table:table-cell table:formula="of:=[.C6]/[.$B$4]" office:value-type="float" office:value="1.33333333333333" calcext:value-type="float">
            <text:p>1.33333333333333</text:p>
          </table:table-cell>
          <table:table-cell table:formula="of:=[.D6]/[.$B$4]" office:value-type="float" office:value="2" calcext:value-type="float">
            <text:p>2</text:p>
          </table:table-cell>
          <table:table-cell table:formula="of:=[.E6]/[.$B$4]" office:value-type="float" office:value="1" calcext:value-type="float">
            <text:p>1</text:p>
          </table:table-cell>
          <table:table-cell table:formula="of:=[.F6]/[.$B$4]" office:value-type="float" office:value="0.333333333333333" calcext:value-type="float">
            <text:p>0.33333333333333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(a_sigma_k / mean(a) )^k</text:p>
          </table:table-cell>
          <table:table-cell table:formula="of:=POWER([.B7];[.B5])" office:value-type="float" office:value="0.333333333333333" calcext:value-type="float">
            <text:p>0.333333333333333</text:p>
          </table:table-cell>
          <table:table-cell table:formula="of:=POWER([.C7];[.C5])" office:value-type="float" office:value="1.77777777777778" calcext:value-type="float">
            <text:p>1.77777777777778</text:p>
          </table:table-cell>
          <table:table-cell table:formula="of:=POWER([.D7];[.D5])" office:value-type="float" office:value="8" calcext:value-type="float">
            <text:p>8</text:p>
          </table:table-cell>
          <table:table-cell table:formula="of:=POWER([.E7];[.E5])" office:value-type="float" office:value="1" calcext:value-type="float">
            <text:p>1</text:p>
          </table:table-cell>
          <table:table-cell table:formula="of:=POWER([.F7];[.F5])" office:value-type="float" office:value="0.00411522633744856" calcext:value-type="float">
            <text:p>0.00411522633744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8:.F8])" office:value-type="float" office:value="11.1152263374486" calcext:value-type="float">
            <text:p>11.1152263374486</text:p>
          </table:table-cell>
          <table:table-cell table:number-columns-repeated="6"/>
          <table:table-cell office:value-type="string" calcext:value-type="string">
            <text:p>[1, 3, 6, 4, 1], and with sigma=[0,1,4,3,2] the score will be approximately 1.25.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sum/n</text:p>
          </table:table-cell>
          <table:table-cell table:formula="of:=[.B9]/[.B2]" office:value-type="float" office:value="2.22304526748971" calcext:value-type="float">
            <text:p>2.22304526748971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12"/>
          <table:table-cell office:value-type="string" calcext:value-type="string">
            <text:p>sum/n</text:p>
          </table:table-cell>
          <table:table-cell office:value-type="string" calcext:value-type="string">
            <text:p>produc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POWER([.B12]/[.$B$4];[.B$5])" office:value-type="float" office:value="2" calcext:value-type="float">
            <text:p>2</text:p>
          </table:table-cell>
          <table:table-cell table:formula="of:=POWER([.C12]/[.$B$4];[.C$5])" office:value-type="float" office:value="1.77777777777778" calcext:value-type="float">
            <text:p>1.77777777777778</text:p>
          </table:table-cell>
          <table:table-cell table:formula="of:=POWER([.D12]/[.$B$4];[.D$5])" office:value-type="float" office:value="1" calcext:value-type="float">
            <text:p>1</text:p>
          </table:table-cell>
          <table:table-cell table:formula="of:=POWER([.E12]/[.$B$4];[.E$5])" office:value-type="float" office:value="0.0123456790123457" calcext:value-type="float">
            <text:p>0.012345679012346</text:p>
          </table:table-cell>
          <table:table-cell table:formula="of:=POWER([.F12]/[.$B$4];[.F$5])" office:value-type="float" office:value="0.00411522633744856" calcext:value-type="float">
            <text:p>0.004115226337449</text:p>
          </table:table-cell>
          <table:table-cell table:formula="of:=SUM([.H12:.L12])/[.$B$2]" office:value-type="float" office:value="0.958847736625514" calcext:value-type="float">
            <text:p>0.958847736625514</text:p>
          </table:table-cell>
          <table:table-cell table:formula="of:=PRODUCT([.H12:.L12])" office:value-type="float" office:value="0.000180640936623256" calcext:value-type="float">
            <text:p>0.000180640936623</text:p>
          </table:table-cell>
          <table:table-cell table:formula="of:=IF([.M12]=0;&quot;&quot;;ABS([.M12]-1.25))" office:value-type="float" office:value="0.291152263374485" calcext:value-type="float">
            <text:p>0.291152263374485</text:p>
          </table:table-cell>
          <table:table-cell table:formula="of:=MIN([.O12:.O85])" office:value-type="float" office:value="0.00514403292181065" calcext:value-type="float">
            <text:p>0.0051440329218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3]/[.$B$4];[.B$5])" office:value-type="float" office:value="2" calcext:value-type="float">
            <text:p>2</text:p>
          </table:table-cell>
          <table:table-cell table:formula="of:=POWER([.C13]/[.$B$4];[.C$5])" office:value-type="float" office:value="1.77777777777778" calcext:value-type="float">
            <text:p>1.77777777777778</text:p>
          </table:table-cell>
          <table:table-cell table:formula="of:=POWER([.D13]/[.$B$4];[.D$5])" office:value-type="float" office:value="0.037037037037037" calcext:value-type="float">
            <text:p>0.037037037037037</text:p>
          </table:table-cell>
          <table:table-cell table:formula="of:=POWER([.E13]/[.$B$4];[.E$5])" office:value-type="float" office:value="1" calcext:value-type="float">
            <text:p>1</text:p>
          </table:table-cell>
          <table:table-cell table:formula="of:=POWER([.F13]/[.$B$4];[.F$5])" office:value-type="float" office:value="0.00411522633744856" calcext:value-type="float">
            <text:p>0.004115226337449</text:p>
          </table:table-cell>
          <table:table-cell table:formula="of:=SUM([.H13:.L13])/[.$B$2]" office:value-type="float" office:value="0.963786008230453" calcext:value-type="float">
            <text:p>0.963786008230453</text:p>
          </table:table-cell>
          <table:table-cell table:formula="of:=PRODUCT([.H13:.L13])" office:value-type="float" office:value="0.000541922809869769" calcext:value-type="float">
            <text:p>0.00054192280987</text:p>
          </table:table-cell>
          <table:table-cell table:formula="of:=IF([.M13]=0;&quot;&quot;;ABS([.M13]-1.25))" office:value-type="float" office:value="0.286213991769547" calcext:value-type="float">
            <text:p>0.28621399176954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14]/[.$B$4];[.B$5])" office:value-type="float" office:value="2" calcext:value-type="float">
            <text:p>2</text:p>
          </table:table-cell>
          <table:table-cell table:formula="of:=POWER([.C14]/[.$B$4];[.C$5])" office:value-type="float" office:value="1.77777777777778" calcext:value-type="float">
            <text:p>1.77777777777778</text:p>
          </table:table-cell>
          <table:table-cell table:formula="of:=POWER([.D14]/[.$B$4];[.D$5])" office:value-type="float" office:value="0.037037037037037" calcext:value-type="float">
            <text:p>0.037037037037037</text:p>
          </table:table-cell>
          <table:table-cell table:formula="of:=POWER([.E14]/[.$B$4];[.E$5])" office:value-type="float" office:value="0.0123456790123457" calcext:value-type="float">
            <text:p>0.012345679012346</text:p>
          </table:table-cell>
          <table:table-cell table:formula="of:=POWER([.F14]/[.$B$4];[.F$5])" office:value-type="float" office:value="1" calcext:value-type="float">
            <text:p>1</text:p>
          </table:table-cell>
          <table:table-cell table:formula="of:=SUM([.H14:.L14])/[.$B$2]" office:value-type="float" office:value="0.965432098765432" calcext:value-type="float">
            <text:p>0.965432098765432</text:p>
          </table:table-cell>
          <table:table-cell table:formula="of:=PRODUCT([.H14:.L14])" office:value-type="float" office:value="0.00162576842960931" calcext:value-type="float">
            <text:p>0.001625768429609</text:p>
          </table:table-cell>
          <table:table-cell table:formula="of:=IF([.M14]=0;&quot;&quot;;ABS([.M14]-1.25))" office:value-type="float" office:value="0.284567901234568" calcext:value-type="float">
            <text:p>0.284567901234568</text:p>
          </table:table-cell>
          <table:table-cell/>
        </table:table-row>
        <table:table-row table:style-name="ro1">
          <table:table-cell table:number-columns-repeated="7"/>
          <table:table-cell table:formula="of:=POWER([.B15]/[.$B$4];[.B$5])" office:value-type="float" office:value="0" calcext:value-type="float">
            <text:p>0</text:p>
          </table:table-cell>
          <table:table-cell table:formula="of:=POWER([.C15]/[.$B$4];[.C$5])" office:value-type="float" office:value="0" calcext:value-type="float">
            <text:p>0</text:p>
          </table:table-cell>
          <table:table-cell table:formula="of:=POWER([.D15]/[.$B$4];[.D$5])" office:value-type="float" office:value="0" calcext:value-type="float">
            <text:p>0</text:p>
          </table:table-cell>
          <table:table-cell table:formula="of:=POWER([.E15]/[.$B$4];[.E$5])" office:value-type="float" office:value="0" calcext:value-type="float">
            <text:p>0</text:p>
          </table:table-cell>
          <table:table-cell table:formula="of:=POWER([.F15]/[.$B$4];[.F$5])" office:value-type="float" office:value="0" calcext:value-type="float">
            <text:p>0</text:p>
          </table:table-cell>
          <table:table-cell table:formula="of:=SUM([.H15:.L15])/[.$B$2]" office:value-type="float" office:value="0" calcext:value-type="float">
            <text:p>0</text:p>
          </table:table-cell>
          <table:table-cell table:formula="of:=PRODUCT([.H15:.L15])" office:value-type="float" office:value="0" calcext:value-type="float">
            <text:p>0</text:p>
          </table:table-cell>
          <table:table-cell table:formula="of:=IF([.M15]=0;&quot;&quot;;ABS([.M15]-1.25))">
            <text:p/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POWER([.B16]/[.$B$4];[.B$5])" office:value-type="float" office:value="2" calcext:value-type="float">
            <text:p>2</text:p>
          </table:table-cell>
          <table:table-cell table:formula="of:=POWER([.C16]/[.$B$4];[.C$5])" office:value-type="float" office:value="1" calcext:value-type="float">
            <text:p>1</text:p>
          </table:table-cell>
          <table:table-cell table:formula="of:=POWER([.D16]/[.$B$4];[.D$5])" office:value-type="float" office:value="2.37037037037037" calcext:value-type="float">
            <text:p>2.37037037037037</text:p>
          </table:table-cell>
          <table:table-cell table:formula="of:=POWER([.E16]/[.$B$4];[.E$5])" office:value-type="float" office:value="0.0123456790123457" calcext:value-type="float">
            <text:p>0.012345679012346</text:p>
          </table:table-cell>
          <table:table-cell table:formula="of:=POWER([.F16]/[.$B$4];[.F$5])" office:value-type="float" office:value="0.00411522633744856" calcext:value-type="float">
            <text:p>0.004115226337449</text:p>
          </table:table-cell>
          <table:table-cell table:formula="of:=SUM([.H16:.L16])/[.$B$2]" office:value-type="float" office:value="1.07736625514403" calcext:value-type="float">
            <text:p>1.07736625514403</text:p>
          </table:table-cell>
          <table:table-cell table:formula="of:=PRODUCT([.H16:.L16])" office:value-type="float" office:value="0.000240854582164342" calcext:value-type="float">
            <text:p>0.000240854582164</text:p>
          </table:table-cell>
          <table:table-cell table:formula="of:=IF([.M16]=0;&quot;&quot;;ABS([.M16]-1.25))" office:value-type="float" office:value="0.172633744855967" calcext:value-type="float">
            <text:p>0.17263374485596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7]/[.$B$4];[.B$5])" office:value-type="float" office:value="2" calcext:value-type="float">
            <text:p>2</text:p>
          </table:table-cell>
          <table:table-cell table:formula="of:=POWER([.C17]/[.$B$4];[.C$5])" office:value-type="float" office:value="1" calcext:value-type="float">
            <text:p>1</text:p>
          </table:table-cell>
          <table:table-cell table:formula="of:=POWER([.D17]/[.$B$4];[.D$5])" office:value-type="float" office:value="0.037037037037037" calcext:value-type="float">
            <text:p>0.037037037037037</text:p>
          </table:table-cell>
          <table:table-cell table:formula="of:=POWER([.E17]/[.$B$4];[.E$5])" office:value-type="float" office:value="3.16049382716049" calcext:value-type="float">
            <text:p>3.16049382716049</text:p>
          </table:table-cell>
          <table:table-cell table:formula="of:=POWER([.F17]/[.$B$4];[.F$5])" office:value-type="float" office:value="0.00411522633744856" calcext:value-type="float">
            <text:p>0.004115226337449</text:p>
          </table:table-cell>
          <table:table-cell table:formula="of:=SUM([.H17:.L17])/[.$B$2]" office:value-type="float" office:value="1.240329218107" calcext:value-type="float">
            <text:p>1.240329218107</text:p>
          </table:table-cell>
          <table:table-cell table:formula="of:=PRODUCT([.H17:.L17])" office:value-type="float" office:value="0.000963418328657367" calcext:value-type="float">
            <text:p>0.000963418328657</text:p>
          </table:table-cell>
          <table:table-cell table:formula="of:=IF([.M17]=0;&quot;&quot;;ABS([.M17]-1.25))" office:value-type="float" office:value="0.00967078189300419" calcext:value-type="float">
            <text:p>0.00967078189300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18]/[.$B$4];[.B$5])" office:value-type="float" office:value="2" calcext:value-type="float">
            <text:p>2</text:p>
          </table:table-cell>
          <table:table-cell table:formula="of:=POWER([.C18]/[.$B$4];[.C$5])" office:value-type="float" office:value="1" calcext:value-type="float">
            <text:p>1</text:p>
          </table:table-cell>
          <table:table-cell table:formula="of:=POWER([.D18]/[.$B$4];[.D$5])" office:value-type="float" office:value="0.037037037037037" calcext:value-type="float">
            <text:p>0.037037037037037</text:p>
          </table:table-cell>
          <table:table-cell table:formula="of:=POWER([.E18]/[.$B$4];[.E$5])" office:value-type="float" office:value="0.0123456790123457" calcext:value-type="float">
            <text:p>0.012345679012346</text:p>
          </table:table-cell>
          <table:table-cell table:formula="of:=POWER([.F18]/[.$B$4];[.F$5])" office:value-type="float" office:value="4.21399176954732" calcext:value-type="float">
            <text:p>4.21399176954732</text:p>
          </table:table-cell>
          <table:table-cell table:formula="of:=SUM([.H18:.L18])/[.$B$2]" office:value-type="float" office:value="1.45267489711934" calcext:value-type="float">
            <text:p>1.45267489711934</text:p>
          </table:table-cell>
          <table:table-cell table:formula="of:=PRODUCT([.H18:.L18])" office:value-type="float" office:value="0.00385367331462947" calcext:value-type="float">
            <text:p>0.003853673314629</text:p>
          </table:table-cell>
          <table:table-cell table:formula="of:=IF([.M18]=0;&quot;&quot;;ABS([.M18]-1.25))" office:value-type="float" office:value="0.202674897119341" calcext:value-type="float">
            <text:p>0.202674897119341</text:p>
          </table:table-cell>
          <table:table-cell/>
        </table:table-row>
        <table:table-row table:style-name="ro1">
          <table:table-cell table:number-columns-repeated="7"/>
          <table:table-cell table:formula="of:=POWER([.B19]/[.$B$4];[.B$5])" office:value-type="float" office:value="0" calcext:value-type="float">
            <text:p>0</text:p>
          </table:table-cell>
          <table:table-cell table:formula="of:=POWER([.C19]/[.$B$4];[.C$5])" office:value-type="float" office:value="0" calcext:value-type="float">
            <text:p>0</text:p>
          </table:table-cell>
          <table:table-cell table:formula="of:=POWER([.D19]/[.$B$4];[.D$5])" office:value-type="float" office:value="0" calcext:value-type="float">
            <text:p>0</text:p>
          </table:table-cell>
          <table:table-cell table:formula="of:=POWER([.E19]/[.$B$4];[.E$5])" office:value-type="float" office:value="0" calcext:value-type="float">
            <text:p>0</text:p>
          </table:table-cell>
          <table:table-cell table:formula="of:=POWER([.F19]/[.$B$4];[.F$5])" office:value-type="float" office:value="0" calcext:value-type="float">
            <text:p>0</text:p>
          </table:table-cell>
          <table:table-cell table:formula="of:=SUM([.H19:.L19])/[.$B$2]" office:value-type="float" office:value="0" calcext:value-type="float">
            <text:p>0</text:p>
          </table:table-cell>
          <table:table-cell table:formula="of:=PRODUCT([.H19:.L19])" office:value-type="float" office:value="0" calcext:value-type="float">
            <text:p>0</text:p>
          </table:table-cell>
          <table:table-cell table:formula="of:=IF([.M19]=0;&quot;&quot;;ABS([.M19]-1.25))">
            <text:p/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0]/[.$B$4];[.B$5])" office:value-type="float" office:value="2" calcext:value-type="float">
            <text:p>2</text:p>
          </table:table-cell>
          <table:table-cell table:formula="of:=POWER([.C20]/[.$B$4];[.C$5])" office:value-type="float" office:value="0.111111111111111" calcext:value-type="float">
            <text:p>0.111111111111111</text:p>
          </table:table-cell>
          <table:table-cell table:formula="of:=POWER([.D20]/[.$B$4];[.D$5])" office:value-type="float" office:value="2.37037037037037" calcext:value-type="float">
            <text:p>2.37037037037037</text:p>
          </table:table-cell>
          <table:table-cell table:formula="of:=POWER([.E20]/[.$B$4];[.E$5])" office:value-type="float" office:value="1" calcext:value-type="float">
            <text:p>1</text:p>
          </table:table-cell>
          <table:table-cell table:formula="of:=POWER([.F20]/[.$B$4];[.F$5])" office:value-type="float" office:value="0.00411522633744856" calcext:value-type="float">
            <text:p>0.004115226337449</text:p>
          </table:table-cell>
          <table:table-cell table:formula="of:=SUM([.H20:.L20])/[.$B$2]" office:value-type="float" office:value="1.09711934156379" calcext:value-type="float">
            <text:p>1.09711934156379</text:p>
          </table:table-cell>
          <table:table-cell table:formula="of:=PRODUCT([.H20:.L20])" office:value-type="float" office:value="0.00216769123947908" calcext:value-type="float">
            <text:p>0.002167691239479</text:p>
          </table:table-cell>
          <table:table-cell table:formula="of:=IF([.M20]=0;&quot;&quot;;ABS([.M20]-1.25))" office:value-type="float" office:value="0.152880658436214" calcext:value-type="float">
            <text:p>0.1528806584362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21]/[.$B$4];[.B$5])" office:value-type="float" office:value="2" calcext:value-type="float">
            <text:p>2</text:p>
          </table:table-cell>
          <table:table-cell table:formula="of:=POWER([.C21]/[.$B$4];[.C$5])" office:value-type="float" office:value="0.111111111111111" calcext:value-type="float">
            <text:p>0.111111111111111</text:p>
          </table:table-cell>
          <table:table-cell table:formula="of:=POWER([.D21]/[.$B$4];[.D$5])" office:value-type="float" office:value="2.37037037037037" calcext:value-type="float">
            <text:p>2.37037037037037</text:p>
          </table:table-cell>
          <table:table-cell table:formula="of:=POWER([.E21]/[.$B$4];[.E$5])" office:value-type="float" office:value="0.0123456790123457" calcext:value-type="float">
            <text:p>0.012345679012346</text:p>
          </table:table-cell>
          <table:table-cell table:formula="of:=POWER([.F21]/[.$B$4];[.F$5])" office:value-type="float" office:value="1" calcext:value-type="float">
            <text:p>1</text:p>
          </table:table-cell>
          <table:table-cell table:formula="of:=SUM([.H21:.L21])/[.$B$2]" office:value-type="float" office:value="1.09876543209877" calcext:value-type="float">
            <text:p>1.09876543209877</text:p>
          </table:table-cell>
          <table:table-cell table:formula="of:=PRODUCT([.H21:.L21])" office:value-type="float" office:value="0.00650307371843723" calcext:value-type="float">
            <text:p>0.006503073718437</text:p>
          </table:table-cell>
          <table:table-cell table:formula="of:=IF([.M21]=0;&quot;&quot;;ABS([.M21]-1.25))" office:value-type="float" office:value="0.151234567901235" calcext:value-type="float">
            <text:p>0.15123456790123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22]/[.$B$4];[.B$5])" office:value-type="float" office:value="2" calcext:value-type="float">
            <text:p>2</text:p>
          </table:table-cell>
          <table:table-cell table:formula="of:=POWER([.C22]/[.$B$4];[.C$5])" office:value-type="float" office:value="0.111111111111111" calcext:value-type="float">
            <text:p>0.111111111111111</text:p>
          </table:table-cell>
          <table:table-cell table:formula="of:=POWER([.D22]/[.$B$4];[.D$5])" office:value-type="float" office:value="1" calcext:value-type="float">
            <text:p>1</text:p>
          </table:table-cell>
          <table:table-cell table:formula="of:=POWER([.E22]/[.$B$4];[.E$5])" office:value-type="float" office:value="0.0123456790123457" calcext:value-type="float">
            <text:p>0.012345679012346</text:p>
          </table:table-cell>
          <table:table-cell table:formula="of:=POWER([.F22]/[.$B$4];[.F$5])" office:value-type="float" office:value="4.21399176954732" calcext:value-type="float">
            <text:p>4.21399176954732</text:p>
          </table:table-cell>
          <table:table-cell table:formula="of:=SUM([.H22:.L22])/[.$B$2]" office:value-type="float" office:value="1.46748971193416" calcext:value-type="float">
            <text:p>1.46748971193416</text:p>
          </table:table-cell>
          <table:table-cell table:formula="of:=PRODUCT([.H22:.L22])" office:value-type="float" office:value="0.0115610199438884" calcext:value-type="float">
            <text:p>0.011561019943888</text:p>
          </table:table-cell>
          <table:table-cell table:formula="of:=IF([.M22]=0;&quot;&quot;;ABS([.M22]-1.25))" office:value-type="float" office:value="0.217489711934156" calcext:value-type="float">
            <text:p>0.21748971193415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3]/[.$B$4];[.B$5])" office:value-type="float" office:value="2" calcext:value-type="float">
            <text:p>2</text:p>
          </table:table-cell>
          <table:table-cell table:formula="of:=POWER([.C23]/[.$B$4];[.C$5])" office:value-type="float" office:value="0.111111111111111" calcext:value-type="float">
            <text:p>0.111111111111111</text:p>
          </table:table-cell>
          <table:table-cell table:formula="of:=POWER([.D23]/[.$B$4];[.D$5])" office:value-type="float" office:value="1" calcext:value-type="float">
            <text:p>1</text:p>
          </table:table-cell>
          <table:table-cell table:formula="of:=POWER([.E23]/[.$B$4];[.E$5])" office:value-type="float" office:value="3.16049382716049" calcext:value-type="float">
            <text:p>3.16049382716049</text:p>
          </table:table-cell>
          <table:table-cell table:formula="of:=POWER([.F23]/[.$B$4];[.F$5])" office:value-type="float" office:value="0.00411522633744856" calcext:value-type="float">
            <text:p>0.004115226337449</text:p>
          </table:table-cell>
          <table:table-cell table:formula="of:=SUM([.H23:.L23])/[.$B$2]" office:value-type="float" office:value="1.25514403292181" calcext:value-type="float">
            <text:p>1.25514403292181</text:p>
          </table:table-cell>
          <table:table-cell table:formula="of:=PRODUCT([.H23:.L23])" office:value-type="float" office:value="0.0028902549859721" calcext:value-type="float">
            <text:p>0.002890254985972</text:p>
          </table:table-cell>
          <table:table-cell table:formula="of:=IF([.M23]=0;&quot;&quot;;ABS([.M23]-1.25))" office:value-type="float" office:value="0.00514403292181065" calcext:value-type="float">
            <text:p>0.005144032921811</text:p>
          </table:table-cell>
          <table:table-cell office:value-type="string" calcext:value-type="string">
            <text:p>xxxx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24]/[.$B$4];[.B$5])" office:value-type="float" office:value="2" calcext:value-type="float">
            <text:p>2</text:p>
          </table:table-cell>
          <table:table-cell table:formula="of:=POWER([.C24]/[.$B$4];[.C$5])" office:value-type="float" office:value="0.111111111111111" calcext:value-type="float">
            <text:p>0.111111111111111</text:p>
          </table:table-cell>
          <table:table-cell table:formula="of:=POWER([.D24]/[.$B$4];[.D$5])" office:value-type="float" office:value="0.037037037037037" calcext:value-type="float">
            <text:p>0.037037037037037</text:p>
          </table:table-cell>
          <table:table-cell table:formula="of:=POWER([.E24]/[.$B$4];[.E$5])" office:value-type="float" office:value="3.16049382716049" calcext:value-type="float">
            <text:p>3.16049382716049</text:p>
          </table:table-cell>
          <table:table-cell table:formula="of:=POWER([.F24]/[.$B$4];[.F$5])" office:value-type="float" office:value="1" calcext:value-type="float">
            <text:p>1</text:p>
          </table:table-cell>
          <table:table-cell table:formula="of:=SUM([.H24:.L24])/[.$B$2]" office:value-type="float" office:value="1.26172839506173" calcext:value-type="float">
            <text:p>1.26172839506173</text:p>
          </table:table-cell>
          <table:table-cell table:formula="of:=PRODUCT([.H24:.L24])" office:value-type="float" office:value="0.0260122948737489" calcext:value-type="float">
            <text:p>0.026012294873749</text:p>
          </table:table-cell>
          <table:table-cell table:formula="of:=IF([.M24]=0;&quot;&quot;;ABS([.M24]-1.25))" office:value-type="float" office:value="0.0117283950617284" calcext:value-type="float">
            <text:p>0.01172839506172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25]/[.$B$4];[.B$5])" office:value-type="float" office:value="2" calcext:value-type="float">
            <text:p>2</text:p>
          </table:table-cell>
          <table:table-cell table:formula="of:=POWER([.C25]/[.$B$4];[.C$5])" office:value-type="float" office:value="0.111111111111111" calcext:value-type="float">
            <text:p>0.111111111111111</text:p>
          </table:table-cell>
          <table:table-cell table:formula="of:=POWER([.D25]/[.$B$4];[.D$5])" office:value-type="float" office:value="0.037037037037037" calcext:value-type="float">
            <text:p>0.037037037037037</text:p>
          </table:table-cell>
          <table:table-cell table:formula="of:=POWER([.E25]/[.$B$4];[.E$5])" office:value-type="float" office:value="1" calcext:value-type="float">
            <text:p>1</text:p>
          </table:table-cell>
          <table:table-cell table:formula="of:=POWER([.F25]/[.$B$4];[.F$5])" office:value-type="float" office:value="4.21399176954732" calcext:value-type="float">
            <text:p>4.21399176954732</text:p>
          </table:table-cell>
          <table:table-cell table:formula="of:=SUM([.H25:.L25])/[.$B$2]" office:value-type="float" office:value="1.47242798353909" calcext:value-type="float">
            <text:p>1.47242798353909</text:p>
          </table:table-cell>
          <table:table-cell table:formula="of:=PRODUCT([.H25:.L25])" office:value-type="float" office:value="0.0346830598316652" calcext:value-type="float">
            <text:p>0.034683059831665</text:p>
          </table:table-cell>
          <table:table-cell table:formula="of:=IF([.M25]=0;&quot;&quot;;ABS([.M25]-1.25))" office:value-type="float" office:value="0.222427983539094" calcext:value-type="float">
            <text:p>0.222427983539094</text:p>
          </table:table-cell>
          <table:table-cell/>
        </table:table-row>
        <table:table-row table:style-name="ro1">
          <table:table-cell table:number-columns-repeated="7"/>
          <table:table-cell table:formula="of:=POWER([.B26]/[.$B$4];[.B$5])" office:value-type="float" office:value="0" calcext:value-type="float">
            <text:p>0</text:p>
          </table:table-cell>
          <table:table-cell table:formula="of:=POWER([.C26]/[.$B$4];[.C$5])" office:value-type="float" office:value="0" calcext:value-type="float">
            <text:p>0</text:p>
          </table:table-cell>
          <table:table-cell table:formula="of:=POWER([.D26]/[.$B$4];[.D$5])" office:value-type="float" office:value="0" calcext:value-type="float">
            <text:p>0</text:p>
          </table:table-cell>
          <table:table-cell table:formula="of:=POWER([.E26]/[.$B$4];[.E$5])" office:value-type="float" office:value="0" calcext:value-type="float">
            <text:p>0</text:p>
          </table:table-cell>
          <table:table-cell table:formula="of:=POWER([.F26]/[.$B$4];[.F$5])" office:value-type="float" office:value="0" calcext:value-type="float">
            <text:p>0</text:p>
          </table:table-cell>
          <table:table-cell table:formula="of:=SUM([.H26:.L26])/[.$B$2]" office:value-type="float" office:value="0" calcext:value-type="float">
            <text:p>0</text:p>
          </table:table-cell>
          <table:table-cell table:formula="of:=PRODUCT([.H26:.L26])" office:value-type="float" office:value="0" calcext:value-type="float">
            <text:p>0</text:p>
          </table:table-cell>
          <table:table-cell table:formula="of:=IF([.M26]=0;&quot;&quot;;ABS([.M26]-1.25))">
            <text:p/>
          </table:table-cell>
          <table:table-cell/>
        </table:table-row>
        <table:table-row table:style-name="ro1">
          <table:table-cell table:number-columns-repeated="7"/>
          <table:table-cell table:formula="of:=POWER([.B27]/[.$B$4];[.B$5])" office:value-type="float" office:value="0" calcext:value-type="float">
            <text:p>0</text:p>
          </table:table-cell>
          <table:table-cell table:formula="of:=POWER([.C27]/[.$B$4];[.C$5])" office:value-type="float" office:value="0" calcext:value-type="float">
            <text:p>0</text:p>
          </table:table-cell>
          <table:table-cell table:formula="of:=POWER([.D27]/[.$B$4];[.D$5])" office:value-type="float" office:value="0" calcext:value-type="float">
            <text:p>0</text:p>
          </table:table-cell>
          <table:table-cell table:formula="of:=POWER([.E27]/[.$B$4];[.E$5])" office:value-type="float" office:value="0" calcext:value-type="float">
            <text:p>0</text:p>
          </table:table-cell>
          <table:table-cell table:formula="of:=POWER([.F27]/[.$B$4];[.F$5])" office:value-type="float" office:value="0" calcext:value-type="float">
            <text:p>0</text:p>
          </table:table-cell>
          <table:table-cell table:formula="of:=SUM([.H27:.L27])/[.$B$2]" office:value-type="float" office:value="0" calcext:value-type="float">
            <text:p>0</text:p>
          </table:table-cell>
          <table:table-cell table:formula="of:=PRODUCT([.H27:.L27])" office:value-type="float" office:value="0" calcext:value-type="float">
            <text:p>0</text:p>
          </table:table-cell>
          <table:table-cell table:style-name="ce2" table:formula="of:=IF([.M27]=0;&quot;&quot;;ABS([.M27]-1.25))">
            <text:p/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POWER([.B28]/[.$B$4];[.B$5])" office:value-type="float" office:value="1.33333333333333" calcext:value-type="float">
            <text:p>1.33333333333333</text:p>
          </table:table-cell>
          <table:table-cell table:formula="of:=POWER([.C28]/[.$B$4];[.C$5])" office:value-type="float" office:value="4" calcext:value-type="float">
            <text:p>4</text:p>
          </table:table-cell>
          <table:table-cell table:formula="of:=POWER([.D28]/[.$B$4];[.D$5])" office:value-type="float" office:value="1" calcext:value-type="float">
            <text:p>1</text:p>
          </table:table-cell>
          <table:table-cell table:formula="of:=POWER([.E28]/[.$B$4];[.E$5])" office:value-type="float" office:value="0.0123456790123457" calcext:value-type="float">
            <text:p>0.012345679012346</text:p>
          </table:table-cell>
          <table:table-cell table:formula="of:=POWER([.F28]/[.$B$4];[.F$5])" office:value-type="float" office:value="0.00411522633744856" calcext:value-type="float">
            <text:p>0.004115226337449</text:p>
          </table:table-cell>
          <table:table-cell table:formula="of:=SUM([.H28:.L28])/[.$B$2]" office:value-type="float" office:value="1.26995884773663" calcext:value-type="float">
            <text:p>1.26995884773663</text:p>
          </table:table-cell>
          <table:table-cell table:formula="of:=PRODUCT([.H28:.L28])" office:value-type="float" office:value="0.000270961404934884" calcext:value-type="float">
            <text:p>0.000270961404935</text:p>
          </table:table-cell>
          <table:table-cell table:formula="of:=IF([.M28]=0;&quot;&quot;;ABS([.M28]-1.25))" office:value-type="float" office:value="0.0199588477366255" calcext:value-type="float">
            <text:p>0.01995884773662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9]/[.$B$4];[.B$5])" office:value-type="float" office:value="1.33333333333333" calcext:value-type="float">
            <text:p>1.33333333333333</text:p>
          </table:table-cell>
          <table:table-cell table:formula="of:=POWER([.C29]/[.$B$4];[.C$5])" office:value-type="float" office:value="4" calcext:value-type="float">
            <text:p>4</text:p>
          </table:table-cell>
          <table:table-cell table:formula="of:=POWER([.D29]/[.$B$4];[.D$5])" office:value-type="float" office:value="0.037037037037037" calcext:value-type="float">
            <text:p>0.037037037037037</text:p>
          </table:table-cell>
          <table:table-cell table:formula="of:=POWER([.E29]/[.$B$4];[.E$5])" office:value-type="float" office:value="1" calcext:value-type="float">
            <text:p>1</text:p>
          </table:table-cell>
          <table:table-cell table:formula="of:=POWER([.F29]/[.$B$4];[.F$5])" office:value-type="float" office:value="0.00411522633744856" calcext:value-type="float">
            <text:p>0.004115226337449</text:p>
          </table:table-cell>
          <table:table-cell table:formula="of:=SUM([.H29:.L29])/[.$B$2]" office:value-type="float" office:value="1.27489711934156" calcext:value-type="float">
            <text:p>1.27489711934156</text:p>
          </table:table-cell>
          <table:table-cell table:formula="of:=PRODUCT([.H29:.L29])" office:value-type="float" office:value="0.000812884214804653" calcext:value-type="float">
            <text:p>0.000812884214805</text:p>
          </table:table-cell>
          <table:table-cell table:formula="of:=IF([.M29]=0;&quot;&quot;;ABS([.M29]-1.25))" office:value-type="float" office:value="0.0248971193415639" calcext:value-type="float">
            <text:p>0.02489711934156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30]/[.$B$4];[.B$5])" office:value-type="float" office:value="1.33333333333333" calcext:value-type="float">
            <text:p>1.33333333333333</text:p>
          </table:table-cell>
          <table:table-cell table:formula="of:=POWER([.C30]/[.$B$4];[.C$5])" office:value-type="float" office:value="4" calcext:value-type="float">
            <text:p>4</text:p>
          </table:table-cell>
          <table:table-cell table:formula="of:=POWER([.D30]/[.$B$4];[.D$5])" office:value-type="float" office:value="0.037037037037037" calcext:value-type="float">
            <text:p>0.037037037037037</text:p>
          </table:table-cell>
          <table:table-cell table:formula="of:=POWER([.E30]/[.$B$4];[.E$5])" office:value-type="float" office:value="0.0123456790123457" calcext:value-type="float">
            <text:p>0.012345679012346</text:p>
          </table:table-cell>
          <table:table-cell table:formula="of:=POWER([.F30]/[.$B$4];[.F$5])" office:value-type="float" office:value="1" calcext:value-type="float">
            <text:p>1</text:p>
          </table:table-cell>
          <table:table-cell table:formula="of:=SUM([.H30:.L30])/[.$B$2]" office:value-type="float" office:value="1.27654320987654" calcext:value-type="float">
            <text:p>1.27654320987654</text:p>
          </table:table-cell>
          <table:table-cell table:formula="of:=PRODUCT([.H30:.L30])" office:value-type="float" office:value="0.00243865264441396" calcext:value-type="float">
            <text:p>0.002438652644414</text:p>
          </table:table-cell>
          <table:table-cell table:formula="of:=IF([.M30]=0;&quot;&quot;;ABS([.M30]-1.25))" office:value-type="float" office:value="0.0265432098765432" calcext:value-type="float">
            <text:p>0.026543209876543</text:p>
          </table:table-cell>
          <table:table-cell/>
        </table:table-row>
        <table:table-row table:style-name="ro1">
          <table:table-cell table:number-columns-repeated="7"/>
          <table:table-cell table:formula="of:=POWER([.B31]/[.$B$4];[.B$5])" office:value-type="float" office:value="0" calcext:value-type="float">
            <text:p>0</text:p>
          </table:table-cell>
          <table:table-cell table:formula="of:=POWER([.C31]/[.$B$4];[.C$5])" office:value-type="float" office:value="0" calcext:value-type="float">
            <text:p>0</text:p>
          </table:table-cell>
          <table:table-cell table:formula="of:=POWER([.D31]/[.$B$4];[.D$5])" office:value-type="float" office:value="0" calcext:value-type="float">
            <text:p>0</text:p>
          </table:table-cell>
          <table:table-cell table:formula="of:=POWER([.E31]/[.$B$4];[.E$5])" office:value-type="float" office:value="0" calcext:value-type="float">
            <text:p>0</text:p>
          </table:table-cell>
          <table:table-cell table:formula="of:=POWER([.F31]/[.$B$4];[.F$5])" office:value-type="float" office:value="0" calcext:value-type="float">
            <text:p>0</text:p>
          </table:table-cell>
          <table:table-cell table:formula="of:=SUM([.H31:.L31])/[.$B$2]" office:value-type="float" office:value="0" calcext:value-type="float">
            <text:p>0</text:p>
          </table:table-cell>
          <table:table-cell table:formula="of:=PRODUCT([.H31:.L31])" office:value-type="float" office:value="0" calcext:value-type="float">
            <text:p>0</text:p>
          </table:table-cell>
          <table:table-cell table:style-name="ce2" table:formula="of:=IF([.M31]=0;&quot;&quot;;ABS([.M31]-1.25))">
            <text:p/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POWER([.B32]/[.$B$4];[.B$5])" office:value-type="float" office:value="1.33333333333333" calcext:value-type="float">
            <text:p>1.33333333333333</text:p>
          </table:table-cell>
          <table:table-cell table:formula="of:=POWER([.C32]/[.$B$4];[.C$5])" office:value-type="float" office:value="1" calcext:value-type="float">
            <text:p>1</text:p>
          </table:table-cell>
          <table:table-cell table:formula="of:=POWER([.D32]/[.$B$4];[.D$5])" office:value-type="float" office:value="8" calcext:value-type="float">
            <text:p>8</text:p>
          </table:table-cell>
          <table:table-cell table:formula="of:=POWER([.E32]/[.$B$4];[.E$5])" office:value-type="float" office:value="0.0123456790123457" calcext:value-type="float">
            <text:p>0.012345679012346</text:p>
          </table:table-cell>
          <table:table-cell table:formula="of:=POWER([.F32]/[.$B$4];[.F$5])" office:value-type="float" office:value="0.00411522633744856" calcext:value-type="float">
            <text:p>0.004115226337449</text:p>
          </table:table-cell>
          <table:table-cell table:formula="of:=SUM([.H32:.L32])/[.$B$2]" office:value-type="float" office:value="2.06995884773663" calcext:value-type="float">
            <text:p>2.06995884773663</text:p>
          </table:table-cell>
          <table:table-cell table:formula="of:=PRODUCT([.H32:.L32])" office:value-type="float" office:value="0.000541922809869769" calcext:value-type="float">
            <text:p>0.00054192280987</text:p>
          </table:table-cell>
          <table:table-cell table:formula="of:=IF([.M32]=0;&quot;&quot;;ABS([.M32]-1.25))" office:value-type="float" office:value="0.819958847736626" calcext:value-type="float">
            <text:p>0.81995884773662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3]/[.$B$4];[.B$5])" office:value-type="float" office:value="1.33333333333333" calcext:value-type="float">
            <text:p>1.33333333333333</text:p>
          </table:table-cell>
          <table:table-cell table:formula="of:=POWER([.C33]/[.$B$4];[.C$5])" office:value-type="float" office:value="1" calcext:value-type="float">
            <text:p>1</text:p>
          </table:table-cell>
          <table:table-cell table:formula="of:=POWER([.D33]/[.$B$4];[.D$5])" office:value-type="float" office:value="0.037037037037037" calcext:value-type="float">
            <text:p>0.037037037037037</text:p>
          </table:table-cell>
          <table:table-cell table:formula="of:=POWER([.E33]/[.$B$4];[.E$5])" office:value-type="float" office:value="16" calcext:value-type="float">
            <text:p>16</text:p>
          </table:table-cell>
          <table:table-cell table:formula="of:=POWER([.F33]/[.$B$4];[.F$5])" office:value-type="float" office:value="0.00411522633744856" calcext:value-type="float">
            <text:p>0.004115226337449</text:p>
          </table:table-cell>
          <table:table-cell table:formula="of:=SUM([.H33:.L33])/[.$B$2]" office:value-type="float" office:value="3.67489711934156" calcext:value-type="float">
            <text:p>3.67489711934156</text:p>
          </table:table-cell>
          <table:table-cell table:formula="of:=PRODUCT([.H33:.L33])" office:value-type="float" office:value="0.00325153685921861" calcext:value-type="float">
            <text:p>0.003251536859219</text:p>
          </table:table-cell>
          <table:table-cell table:formula="of:=IF([.M33]=0;&quot;&quot;;ABS([.M33]-1.25))" office:value-type="float" office:value="2.42489711934156" calcext:value-type="float">
            <text:p>2.4248971193415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34]/[.$B$4];[.B$5])" office:value-type="float" office:value="1.33333333333333" calcext:value-type="float">
            <text:p>1.33333333333333</text:p>
          </table:table-cell>
          <table:table-cell table:formula="of:=POWER([.C34]/[.$B$4];[.C$5])" office:value-type="float" office:value="1" calcext:value-type="float">
            <text:p>1</text:p>
          </table:table-cell>
          <table:table-cell table:formula="of:=POWER([.D34]/[.$B$4];[.D$5])" office:value-type="float" office:value="0.037037037037037" calcext:value-type="float">
            <text:p>0.037037037037037</text:p>
          </table:table-cell>
          <table:table-cell table:formula="of:=POWER([.E34]/[.$B$4];[.E$5])" office:value-type="float" office:value="0.0123456790123457" calcext:value-type="float">
            <text:p>0.012345679012346</text:p>
          </table:table-cell>
          <table:table-cell table:formula="of:=POWER([.F34]/[.$B$4];[.F$5])" office:value-type="float" office:value="32" calcext:value-type="float">
            <text:p>32</text:p>
          </table:table-cell>
          <table:table-cell table:formula="of:=SUM([.H34:.L34])/[.$B$2]" office:value-type="float" office:value="6.87654320987654" calcext:value-type="float">
            <text:p>6.87654320987654</text:p>
          </table:table-cell>
          <table:table-cell table:formula="of:=PRODUCT([.H34:.L34])" office:value-type="float" office:value="0.0195092211553117" calcext:value-type="float">
            <text:p>0.019509221155312</text:p>
          </table:table-cell>
          <table:table-cell table:formula="of:=IF([.M34]=0;&quot;&quot;;ABS([.M34]-1.25))" office:value-type="float" office:value="5.62654320987654" calcext:value-type="float">
            <text:p>5.62654320987654</text:p>
          </table:table-cell>
          <table:table-cell/>
        </table:table-row>
        <table:table-row table:style-name="ro1">
          <table:table-cell table:number-columns-repeated="7"/>
          <table:table-cell table:formula="of:=POWER([.B35]/[.$B$4];[.B$5])" office:value-type="float" office:value="0" calcext:value-type="float">
            <text:p>0</text:p>
          </table:table-cell>
          <table:table-cell table:formula="of:=POWER([.C35]/[.$B$4];[.C$5])" office:value-type="float" office:value="0" calcext:value-type="float">
            <text:p>0</text:p>
          </table:table-cell>
          <table:table-cell table:formula="of:=POWER([.D35]/[.$B$4];[.D$5])" office:value-type="float" office:value="0" calcext:value-type="float">
            <text:p>0</text:p>
          </table:table-cell>
          <table:table-cell table:formula="of:=POWER([.E35]/[.$B$4];[.E$5])" office:value-type="float" office:value="0" calcext:value-type="float">
            <text:p>0</text:p>
          </table:table-cell>
          <table:table-cell table:formula="of:=POWER([.F35]/[.$B$4];[.F$5])" office:value-type="float" office:value="0" calcext:value-type="float">
            <text:p>0</text:p>
          </table:table-cell>
          <table:table-cell table:formula="of:=SUM([.H35:.L35])/[.$B$2]" office:value-type="float" office:value="0" calcext:value-type="float">
            <text:p>0</text:p>
          </table:table-cell>
          <table:table-cell table:formula="of:=PRODUCT([.H35:.L35])" office:value-type="float" office:value="0" calcext:value-type="float">
            <text:p>0</text:p>
          </table:table-cell>
          <table:table-cell table:style-name="ce2" table:formula="of:=IF([.M35]=0;&quot;&quot;;ABS([.M35]-1.25))">
            <text:p/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6]/[.$B$4];[.B$5])" office:value-type="float" office:value="1.33333333333333" calcext:value-type="float">
            <text:p>1.33333333333333</text:p>
          </table:table-cell>
          <table:table-cell table:formula="of:=POWER([.C36]/[.$B$4];[.C$5])" office:value-type="float" office:value="0.111111111111111" calcext:value-type="float">
            <text:p>0.111111111111111</text:p>
          </table:table-cell>
          <table:table-cell table:formula="of:=POWER([.D36]/[.$B$4];[.D$5])" office:value-type="float" office:value="8" calcext:value-type="float">
            <text:p>8</text:p>
          </table:table-cell>
          <table:table-cell table:formula="of:=POWER([.E36]/[.$B$4];[.E$5])" office:value-type="float" office:value="1" calcext:value-type="float">
            <text:p>1</text:p>
          </table:table-cell>
          <table:table-cell table:formula="of:=POWER([.F36]/[.$B$4];[.F$5])" office:value-type="float" office:value="0.00411522633744856" calcext:value-type="float">
            <text:p>0.004115226337449</text:p>
          </table:table-cell>
          <table:table-cell table:formula="of:=SUM([.H36:.L36])/[.$B$2]" office:value-type="float" office:value="2.08971193415638" calcext:value-type="float">
            <text:p>2.08971193415638</text:p>
          </table:table-cell>
          <table:table-cell table:formula="of:=PRODUCT([.H36:.L36])" office:value-type="float" office:value="0.00487730528882792" calcext:value-type="float">
            <text:p>0.004877305288828</text:p>
          </table:table-cell>
          <table:table-cell table:formula="of:=IF([.M36]=0;&quot;&quot;;ABS([.M36]-1.25))" office:value-type="float" office:value="0.839711934156379" calcext:value-type="float">
            <text:p>0.83971193415637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37]/[.$B$4];[.B$5])" office:value-type="float" office:value="1.33333333333333" calcext:value-type="float">
            <text:p>1.33333333333333</text:p>
          </table:table-cell>
          <table:table-cell table:formula="of:=POWER([.C37]/[.$B$4];[.C$5])" office:value-type="float" office:value="0.111111111111111" calcext:value-type="float">
            <text:p>0.111111111111111</text:p>
          </table:table-cell>
          <table:table-cell table:formula="of:=POWER([.D37]/[.$B$4];[.D$5])" office:value-type="float" office:value="8" calcext:value-type="float">
            <text:p>8</text:p>
          </table:table-cell>
          <table:table-cell table:formula="of:=POWER([.E37]/[.$B$4];[.E$5])" office:value-type="float" office:value="0.0123456790123457" calcext:value-type="float">
            <text:p>0.012345679012346</text:p>
          </table:table-cell>
          <table:table-cell table:formula="of:=POWER([.F37]/[.$B$4];[.F$5])" office:value-type="float" office:value="1" calcext:value-type="float">
            <text:p>1</text:p>
          </table:table-cell>
          <table:table-cell table:formula="of:=SUM([.H37:.L37])/[.$B$2]" office:value-type="float" office:value="2.09135802469136" calcext:value-type="float">
            <text:p>2.09135802469136</text:p>
          </table:table-cell>
          <table:table-cell table:formula="of:=PRODUCT([.H37:.L37])" office:value-type="float" office:value="0.0146319158664838" calcext:value-type="float">
            <text:p>0.014631915866484</text:p>
          </table:table-cell>
          <table:table-cell table:formula="of:=IF([.M37]=0;&quot;&quot;;ABS([.M37]-1.25))" office:value-type="float" office:value="0.841358024691358" calcext:value-type="float">
            <text:p>0.84135802469135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38]/[.$B$4];[.B$5])" office:value-type="float" office:value="1.33333333333333" calcext:value-type="float">
            <text:p>1.33333333333333</text:p>
          </table:table-cell>
          <table:table-cell table:formula="of:=POWER([.C38]/[.$B$4];[.C$5])" office:value-type="float" office:value="0.111111111111111" calcext:value-type="float">
            <text:p>0.111111111111111</text:p>
          </table:table-cell>
          <table:table-cell table:formula="of:=POWER([.D38]/[.$B$4];[.D$5])" office:value-type="float" office:value="1" calcext:value-type="float">
            <text:p>1</text:p>
          </table:table-cell>
          <table:table-cell table:formula="of:=POWER([.E38]/[.$B$4];[.E$5])" office:value-type="float" office:value="0.0123456790123457" calcext:value-type="float">
            <text:p>0.012345679012346</text:p>
          </table:table-cell>
          <table:table-cell table:formula="of:=POWER([.F38]/[.$B$4];[.F$5])" office:value-type="float" office:value="32" calcext:value-type="float">
            <text:p>32</text:p>
          </table:table-cell>
          <table:table-cell table:formula="of:=SUM([.H38:.L38])/[.$B$2]" office:value-type="float" office:value="6.89135802469136" calcext:value-type="float">
            <text:p>6.89135802469136</text:p>
          </table:table-cell>
          <table:table-cell table:formula="of:=PRODUCT([.H38:.L38])" office:value-type="float" office:value="0.0585276634659351" calcext:value-type="float">
            <text:p>0.058527663465935</text:p>
          </table:table-cell>
          <table:table-cell table:formula="of:=IF([.M38]=0;&quot;&quot;;ABS([.M38]-1.25))" office:value-type="float" office:value="5.64135802469136" calcext:value-type="float">
            <text:p>5.6413580246913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9]/[.$B$4];[.B$5])" office:value-type="float" office:value="1.33333333333333" calcext:value-type="float">
            <text:p>1.33333333333333</text:p>
          </table:table-cell>
          <table:table-cell table:formula="of:=POWER([.C39]/[.$B$4];[.C$5])" office:value-type="float" office:value="0.111111111111111" calcext:value-type="float">
            <text:p>0.111111111111111</text:p>
          </table:table-cell>
          <table:table-cell table:formula="of:=POWER([.D39]/[.$B$4];[.D$5])" office:value-type="float" office:value="1" calcext:value-type="float">
            <text:p>1</text:p>
          </table:table-cell>
          <table:table-cell table:formula="of:=POWER([.E39]/[.$B$4];[.E$5])" office:value-type="float" office:value="16" calcext:value-type="float">
            <text:p>16</text:p>
          </table:table-cell>
          <table:table-cell table:formula="of:=POWER([.F39]/[.$B$4];[.F$5])" office:value-type="float" office:value="0.00411522633744856" calcext:value-type="float">
            <text:p>0.004115226337449</text:p>
          </table:table-cell>
          <table:table-cell table:formula="of:=SUM([.H39:.L39])/[.$B$2]" office:value-type="float" office:value="3.68971193415638" calcext:value-type="float">
            <text:p>3.68971193415638</text:p>
          </table:table-cell>
          <table:table-cell table:formula="of:=PRODUCT([.H39:.L39])" office:value-type="float" office:value="0.00975461057765584" calcext:value-type="float">
            <text:p>0.009754610577656</text:p>
          </table:table-cell>
          <table:table-cell table:formula="of:=IF([.M39]=0;&quot;&quot;;ABS([.M39]-1.25))" office:value-type="float" office:value="2.43971193415638" calcext:value-type="float">
            <text:p>2.4397119341563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40]/[.$B$4];[.B$5])" office:value-type="float" office:value="1.33333333333333" calcext:value-type="float">
            <text:p>1.33333333333333</text:p>
          </table:table-cell>
          <table:table-cell table:formula="of:=POWER([.C40]/[.$B$4];[.C$5])" office:value-type="float" office:value="0.111111111111111" calcext:value-type="float">
            <text:p>0.111111111111111</text:p>
          </table:table-cell>
          <table:table-cell table:formula="of:=POWER([.D40]/[.$B$4];[.D$5])" office:value-type="float" office:value="0.037037037037037" calcext:value-type="float">
            <text:p>0.037037037037037</text:p>
          </table:table-cell>
          <table:table-cell table:formula="of:=POWER([.E40]/[.$B$4];[.E$5])" office:value-type="float" office:value="16" calcext:value-type="float">
            <text:p>16</text:p>
          </table:table-cell>
          <table:table-cell table:formula="of:=POWER([.F40]/[.$B$4];[.F$5])" office:value-type="float" office:value="1" calcext:value-type="float">
            <text:p>1</text:p>
          </table:table-cell>
          <table:table-cell table:formula="of:=SUM([.H40:.L40])/[.$B$2]" office:value-type="float" office:value="3.6962962962963" calcext:value-type="float">
            <text:p>3.6962962962963</text:p>
          </table:table-cell>
          <table:table-cell table:formula="of:=PRODUCT([.H40:.L40])" office:value-type="float" office:value="0.0877914951989026" calcext:value-type="float">
            <text:p>0.087791495198903</text:p>
          </table:table-cell>
          <table:table-cell table:formula="of:=IF([.M40]=0;&quot;&quot;;ABS([.M40]-1.25))" office:value-type="float" office:value="2.4462962962963" calcext:value-type="float">
            <text:p>2.446296296296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41]/[.$B$4];[.B$5])" office:value-type="float" office:value="1.33333333333333" calcext:value-type="float">
            <text:p>1.33333333333333</text:p>
          </table:table-cell>
          <table:table-cell table:formula="of:=POWER([.C41]/[.$B$4];[.C$5])" office:value-type="float" office:value="0.111111111111111" calcext:value-type="float">
            <text:p>0.111111111111111</text:p>
          </table:table-cell>
          <table:table-cell table:formula="of:=POWER([.D41]/[.$B$4];[.D$5])" office:value-type="float" office:value="0.037037037037037" calcext:value-type="float">
            <text:p>0.037037037037037</text:p>
          </table:table-cell>
          <table:table-cell table:formula="of:=POWER([.E41]/[.$B$4];[.E$5])" office:value-type="float" office:value="1" calcext:value-type="float">
            <text:p>1</text:p>
          </table:table-cell>
          <table:table-cell table:formula="of:=POWER([.F41]/[.$B$4];[.F$5])" office:value-type="float" office:value="32" calcext:value-type="float">
            <text:p>32</text:p>
          </table:table-cell>
          <table:table-cell table:formula="of:=SUM([.H41:.L41])/[.$B$2]" office:value-type="float" office:value="6.8962962962963" calcext:value-type="float">
            <text:p>6.8962962962963</text:p>
          </table:table-cell>
          <table:table-cell table:formula="of:=PRODUCT([.H41:.L41])" office:value-type="float" office:value="0.175582990397805" calcext:value-type="float">
            <text:p>0.175582990397805</text:p>
          </table:table-cell>
          <table:table-cell table:formula="of:=IF([.M41]=0;&quot;&quot;;ABS([.M41]-1.25))" office:value-type="float" office:value="5.6462962962963" calcext:value-type="float">
            <text:p>5.6462962962963</text:p>
          </table:table-cell>
          <table:table-cell/>
        </table:table-row>
        <table:table-row table:style-name="ro1">
          <table:table-cell table:number-columns-repeated="7"/>
          <table:table-cell table:formula="of:=POWER([.B42]/[.$B$4];[.B$5])" office:value-type="float" office:value="0" calcext:value-type="float">
            <text:p>0</text:p>
          </table:table-cell>
          <table:table-cell table:formula="of:=POWER([.C42]/[.$B$4];[.C$5])" office:value-type="float" office:value="0" calcext:value-type="float">
            <text:p>0</text:p>
          </table:table-cell>
          <table:table-cell table:formula="of:=POWER([.D42]/[.$B$4];[.D$5])" office:value-type="float" office:value="0" calcext:value-type="float">
            <text:p>0</text:p>
          </table:table-cell>
          <table:table-cell table:formula="of:=POWER([.E42]/[.$B$4];[.E$5])" office:value-type="float" office:value="0" calcext:value-type="float">
            <text:p>0</text:p>
          </table:table-cell>
          <table:table-cell table:formula="of:=POWER([.F42]/[.$B$4];[.F$5])" office:value-type="float" office:value="0" calcext:value-type="float">
            <text:p>0</text:p>
          </table:table-cell>
          <table:table-cell table:formula="of:=SUM([.H42:.L42])/[.$B$2]" office:value-type="float" office:value="0" calcext:value-type="float">
            <text:p>0</text:p>
          </table:table-cell>
          <table:table-cell table:formula="of:=PRODUCT([.H42:.L42])" office:value-type="float" office:value="0" calcext:value-type="float">
            <text:p>0</text:p>
          </table:table-cell>
          <table:table-cell table:formula="of:=IF([.M42]=0;&quot;&quot;;ABS([.M42]-1.25))">
            <text:p/>
          </table:table-cell>
          <table:table-cell/>
        </table:table-row>
        <table:table-row table:style-name="ro1">
          <table:table-cell table:number-columns-repeated="7"/>
          <table:table-cell table:formula="of:=POWER([.B43]/[.$B$4];[.B$5])" office:value-type="float" office:value="0" calcext:value-type="float">
            <text:p>0</text:p>
          </table:table-cell>
          <table:table-cell table:formula="of:=POWER([.C43]/[.$B$4];[.C$5])" office:value-type="float" office:value="0" calcext:value-type="float">
            <text:p>0</text:p>
          </table:table-cell>
          <table:table-cell table:formula="of:=POWER([.D43]/[.$B$4];[.D$5])" office:value-type="float" office:value="0" calcext:value-type="float">
            <text:p>0</text:p>
          </table:table-cell>
          <table:table-cell table:formula="of:=POWER([.E43]/[.$B$4];[.E$5])" office:value-type="float" office:value="0" calcext:value-type="float">
            <text:p>0</text:p>
          </table:table-cell>
          <table:table-cell table:formula="of:=POWER([.F43]/[.$B$4];[.F$5])" office:value-type="float" office:value="0" calcext:value-type="float">
            <text:p>0</text:p>
          </table:table-cell>
          <table:table-cell table:formula="of:=SUM([.H43:.L43])/[.$B$2]" office:value-type="float" office:value="0" calcext:value-type="float">
            <text:p>0</text:p>
          </table:table-cell>
          <table:table-cell table:formula="of:=PRODUCT([.H43:.L43])" office:value-type="float" office:value="0" calcext:value-type="float">
            <text:p>0</text:p>
          </table:table-cell>
          <table:table-cell table:style-name="ce2" table:formula="of:=IF([.M43]=0;&quot;&quot;;ABS([.M43]-1.25))">
            <text:p/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POWER([.B44]/[.$B$4];[.B$5])" office:value-type="float" office:value="1" calcext:value-type="float">
            <text:p>1</text:p>
          </table:table-cell>
          <table:table-cell table:formula="of:=POWER([.C44]/[.$B$4];[.C$5])" office:value-type="float" office:value="1.77777777777778" calcext:value-type="float">
            <text:p>1.77777777777778</text:p>
          </table:table-cell>
          <table:table-cell table:formula="of:=POWER([.D44]/[.$B$4];[.D$5])" office:value-type="float" office:value="8" calcext:value-type="float">
            <text:p>8</text:p>
          </table:table-cell>
          <table:table-cell table:formula="of:=POWER([.E44]/[.$B$4];[.E$5])" office:value-type="float" office:value="0.0123456790123457" calcext:value-type="float">
            <text:p>0.012345679012346</text:p>
          </table:table-cell>
          <table:table-cell table:formula="of:=POWER([.F44]/[.$B$4];[.F$5])" office:value-type="float" office:value="0.00411522633744856" calcext:value-type="float">
            <text:p>0.004115226337449</text:p>
          </table:table-cell>
          <table:table-cell table:formula="of:=SUM([.H44:.L44])/[.$B$2]" office:value-type="float" office:value="2.15884773662551" calcext:value-type="float">
            <text:p>2.15884773662551</text:p>
          </table:table-cell>
          <table:table-cell table:formula="of:=PRODUCT([.H44:.L44])" office:value-type="float" office:value="0.000722563746493025" calcext:value-type="float">
            <text:p>0.000722563746493</text:p>
          </table:table-cell>
          <table:table-cell table:formula="of:=IF([.M44]=0;&quot;&quot;;ABS([.M44]-1.25))" office:value-type="float" office:value="0.908847736625514" calcext:value-type="float">
            <text:p>0.90884773662551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5]/[.$B$4];[.B$5])" office:value-type="float" office:value="1" calcext:value-type="float">
            <text:p>1</text:p>
          </table:table-cell>
          <table:table-cell table:formula="of:=POWER([.C45]/[.$B$4];[.C$5])" office:value-type="float" office:value="1.77777777777778" calcext:value-type="float">
            <text:p>1.77777777777778</text:p>
          </table:table-cell>
          <table:table-cell table:formula="of:=POWER([.D45]/[.$B$4];[.D$5])" office:value-type="float" office:value="0.037037037037037" calcext:value-type="float">
            <text:p>0.037037037037037</text:p>
          </table:table-cell>
          <table:table-cell table:formula="of:=POWER([.E45]/[.$B$4];[.E$5])" office:value-type="float" office:value="16" calcext:value-type="float">
            <text:p>16</text:p>
          </table:table-cell>
          <table:table-cell table:formula="of:=POWER([.F45]/[.$B$4];[.F$5])" office:value-type="float" office:value="0.00411522633744856" calcext:value-type="float">
            <text:p>0.004115226337449</text:p>
          </table:table-cell>
          <table:table-cell table:formula="of:=SUM([.H45:.L45])/[.$B$2]" office:value-type="float" office:value="3.76378600823045" calcext:value-type="float">
            <text:p>3.76378600823045</text:p>
          </table:table-cell>
          <table:table-cell table:formula="of:=PRODUCT([.H45:.L45])" office:value-type="float" office:value="0.00433538247895815" calcext:value-type="float">
            <text:p>0.004335382478958</text:p>
          </table:table-cell>
          <table:table-cell table:formula="of:=IF([.M45]=0;&quot;&quot;;ABS([.M45]-1.25))" office:value-type="float" office:value="2.51378600823045" calcext:value-type="float">
            <text:p>2.5137860082304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46]/[.$B$4];[.B$5])" office:value-type="float" office:value="1" calcext:value-type="float">
            <text:p>1</text:p>
          </table:table-cell>
          <table:table-cell table:formula="of:=POWER([.C46]/[.$B$4];[.C$5])" office:value-type="float" office:value="1.77777777777778" calcext:value-type="float">
            <text:p>1.77777777777778</text:p>
          </table:table-cell>
          <table:table-cell table:formula="of:=POWER([.D46]/[.$B$4];[.D$5])" office:value-type="float" office:value="0.037037037037037" calcext:value-type="float">
            <text:p>0.037037037037037</text:p>
          </table:table-cell>
          <table:table-cell table:formula="of:=POWER([.E46]/[.$B$4];[.E$5])" office:value-type="float" office:value="0.0123456790123457" calcext:value-type="float">
            <text:p>0.012345679012346</text:p>
          </table:table-cell>
          <table:table-cell table:formula="of:=POWER([.F46]/[.$B$4];[.F$5])" office:value-type="float" office:value="32" calcext:value-type="float">
            <text:p>32</text:p>
          </table:table-cell>
          <table:table-cell table:formula="of:=SUM([.H46:.L46])/[.$B$2]" office:value-type="float" office:value="6.96543209876543" calcext:value-type="float">
            <text:p>6.96543209876543</text:p>
          </table:table-cell>
          <table:table-cell table:formula="of:=PRODUCT([.H46:.L46])" office:value-type="float" office:value="0.0260122948737489" calcext:value-type="float">
            <text:p>0.026012294873749</text:p>
          </table:table-cell>
          <table:table-cell table:formula="of:=IF([.M46]=0;&quot;&quot;;ABS([.M46]-1.25))" office:value-type="float" office:value="5.71543209876543" calcext:value-type="float">
            <text:p>5.71543209876543</text:p>
          </table:table-cell>
          <table:table-cell/>
        </table:table-row>
        <table:table-row table:style-name="ro1">
          <table:table-cell table:number-columns-repeated="7"/>
          <table:table-cell table:formula="of:=POWER([.B47]/[.$B$4];[.B$5])" office:value-type="float" office:value="0" calcext:value-type="float">
            <text:p>0</text:p>
          </table:table-cell>
          <table:table-cell table:formula="of:=POWER([.C47]/[.$B$4];[.C$5])" office:value-type="float" office:value="0" calcext:value-type="float">
            <text:p>0</text:p>
          </table:table-cell>
          <table:table-cell table:formula="of:=POWER([.D47]/[.$B$4];[.D$5])" office:value-type="float" office:value="0" calcext:value-type="float">
            <text:p>0</text:p>
          </table:table-cell>
          <table:table-cell table:formula="of:=POWER([.E47]/[.$B$4];[.E$5])" office:value-type="float" office:value="0" calcext:value-type="float">
            <text:p>0</text:p>
          </table:table-cell>
          <table:table-cell table:formula="of:=POWER([.F47]/[.$B$4];[.F$5])" office:value-type="float" office:value="0" calcext:value-type="float">
            <text:p>0</text:p>
          </table:table-cell>
          <table:table-cell table:formula="of:=SUM([.H47:.L47])/[.$B$2]" office:value-type="float" office:value="0" calcext:value-type="float">
            <text:p>0</text:p>
          </table:table-cell>
          <table:table-cell table:formula="of:=PRODUCT([.H47:.L47])" office:value-type="float" office:value="0" calcext:value-type="float">
            <text:p>0</text:p>
          </table:table-cell>
          <table:table-cell table:style-name="ce2" table:formula="of:=IF([.M47]=0;&quot;&quot;;ABS([.M47]-1.25))">
            <text:p/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POWER([.B48]/[.$B$4];[.B$5])" office:value-type="float" office:value="1" calcext:value-type="float">
            <text:p>1</text:p>
          </table:table-cell>
          <table:table-cell table:formula="of:=POWER([.C48]/[.$B$4];[.C$5])" office:value-type="float" office:value="4" calcext:value-type="float">
            <text:p>4</text:p>
          </table:table-cell>
          <table:table-cell table:formula="of:=POWER([.D48]/[.$B$4];[.D$5])" office:value-type="float" office:value="2.37037037037037" calcext:value-type="float">
            <text:p>2.37037037037037</text:p>
          </table:table-cell>
          <table:table-cell table:formula="of:=POWER([.E48]/[.$B$4];[.E$5])" office:value-type="float" office:value="0.0123456790123457" calcext:value-type="float">
            <text:p>0.012345679012346</text:p>
          </table:table-cell>
          <table:table-cell table:formula="of:=POWER([.F48]/[.$B$4];[.F$5])" office:value-type="float" office:value="0.00411522633744856" calcext:value-type="float">
            <text:p>0.004115226337449</text:p>
          </table:table-cell>
          <table:table-cell table:formula="of:=SUM([.H48:.L48])/[.$B$2]" office:value-type="float" office:value="1.47736625514403" calcext:value-type="float">
            <text:p>1.47736625514403</text:p>
          </table:table-cell>
          <table:table-cell table:formula="of:=PRODUCT([.H48:.L48])" office:value-type="float" office:value="0.000481709164328683" calcext:value-type="float">
            <text:p>0.000481709164329</text:p>
          </table:table-cell>
          <table:table-cell table:formula="of:=IF([.M48]=0;&quot;&quot;;ABS([.M48]-1.25))" office:value-type="float" office:value="0.227366255144033" calcext:value-type="float">
            <text:p>0.22736625514403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9]/[.$B$4];[.B$5])" office:value-type="float" office:value="1" calcext:value-type="float">
            <text:p>1</text:p>
          </table:table-cell>
          <table:table-cell table:formula="of:=POWER([.C49]/[.$B$4];[.C$5])" office:value-type="float" office:value="4" calcext:value-type="float">
            <text:p>4</text:p>
          </table:table-cell>
          <table:table-cell table:formula="of:=POWER([.D49]/[.$B$4];[.D$5])" office:value-type="float" office:value="0.037037037037037" calcext:value-type="float">
            <text:p>0.037037037037037</text:p>
          </table:table-cell>
          <table:table-cell table:formula="of:=POWER([.E49]/[.$B$4];[.E$5])" office:value-type="float" office:value="3.16049382716049" calcext:value-type="float">
            <text:p>3.16049382716049</text:p>
          </table:table-cell>
          <table:table-cell table:formula="of:=POWER([.F49]/[.$B$4];[.F$5])" office:value-type="float" office:value="0.00411522633744856" calcext:value-type="float">
            <text:p>0.004115226337449</text:p>
          </table:table-cell>
          <table:table-cell table:formula="of:=SUM([.H49:.L49])/[.$B$2]" office:value-type="float" office:value="1.640329218107" calcext:value-type="float">
            <text:p>1.640329218107</text:p>
          </table:table-cell>
          <table:table-cell table:formula="of:=PRODUCT([.H49:.L49])" office:value-type="float" office:value="0.00192683665731473" calcext:value-type="float">
            <text:p>0.001926836657315</text:p>
          </table:table-cell>
          <table:table-cell table:formula="of:=IF([.M49]=0;&quot;&quot;;ABS([.M49]-1.25))" office:value-type="float" office:value="0.390329218106996" calcext:value-type="float">
            <text:p>0.39032921810699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50]/[.$B$4];[.B$5])" office:value-type="float" office:value="1" calcext:value-type="float">
            <text:p>1</text:p>
          </table:table-cell>
          <table:table-cell table:formula="of:=POWER([.C50]/[.$B$4];[.C$5])" office:value-type="float" office:value="4" calcext:value-type="float">
            <text:p>4</text:p>
          </table:table-cell>
          <table:table-cell table:formula="of:=POWER([.D50]/[.$B$4];[.D$5])" office:value-type="float" office:value="0.037037037037037" calcext:value-type="float">
            <text:p>0.037037037037037</text:p>
          </table:table-cell>
          <table:table-cell table:formula="of:=POWER([.E50]/[.$B$4];[.E$5])" office:value-type="float" office:value="0.0123456790123457" calcext:value-type="float">
            <text:p>0.012345679012346</text:p>
          </table:table-cell>
          <table:table-cell table:formula="of:=POWER([.F50]/[.$B$4];[.F$5])" office:value-type="float" office:value="4.21399176954732" calcext:value-type="float">
            <text:p>4.21399176954732</text:p>
          </table:table-cell>
          <table:table-cell table:formula="of:=SUM([.H50:.L50])/[.$B$2]" office:value-type="float" office:value="1.85267489711934" calcext:value-type="float">
            <text:p>1.85267489711934</text:p>
          </table:table-cell>
          <table:table-cell table:formula="of:=PRODUCT([.H50:.L50])" office:value-type="float" office:value="0.00770734662925893" calcext:value-type="float">
            <text:p>0.007707346629259</text:p>
          </table:table-cell>
          <table:table-cell table:formula="of:=IF([.M50]=0;&quot;&quot;;ABS([.M50]-1.25))" office:value-type="float" office:value="0.602674897119341" calcext:value-type="float">
            <text:p>0.602674897119341</text:p>
          </table:table-cell>
          <table:table-cell/>
        </table:table-row>
        <table:table-row table:style-name="ro1">
          <table:table-cell table:number-columns-repeated="7"/>
          <table:table-cell table:formula="of:=POWER([.B51]/[.$B$4];[.B$5])" office:value-type="float" office:value="0" calcext:value-type="float">
            <text:p>0</text:p>
          </table:table-cell>
          <table:table-cell table:formula="of:=POWER([.C51]/[.$B$4];[.C$5])" office:value-type="float" office:value="0" calcext:value-type="float">
            <text:p>0</text:p>
          </table:table-cell>
          <table:table-cell table:formula="of:=POWER([.D51]/[.$B$4];[.D$5])" office:value-type="float" office:value="0" calcext:value-type="float">
            <text:p>0</text:p>
          </table:table-cell>
          <table:table-cell table:formula="of:=POWER([.E51]/[.$B$4];[.E$5])" office:value-type="float" office:value="0" calcext:value-type="float">
            <text:p>0</text:p>
          </table:table-cell>
          <table:table-cell table:formula="of:=POWER([.F51]/[.$B$4];[.F$5])" office:value-type="float" office:value="0" calcext:value-type="float">
            <text:p>0</text:p>
          </table:table-cell>
          <table:table-cell table:formula="of:=SUM([.H51:.L51])/[.$B$2]" office:value-type="float" office:value="0" calcext:value-type="float">
            <text:p>0</text:p>
          </table:table-cell>
          <table:table-cell table:formula="of:=PRODUCT([.H51:.L51])" office:value-type="float" office:value="0" calcext:value-type="float">
            <text:p>0</text:p>
          </table:table-cell>
          <table:table-cell table:style-name="ce2" table:formula="of:=IF([.M51]=0;&quot;&quot;;ABS([.M51]-1.25))">
            <text:p/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2]/[.$B$4];[.B$5])" office:value-type="float" office:value="1" calcext:value-type="float">
            <text:p>1</text:p>
          </table:table-cell>
          <table:table-cell table:formula="of:=POWER([.C52]/[.$B$4];[.C$5])" office:value-type="float" office:value="0.111111111111111" calcext:value-type="float">
            <text:p>0.111111111111111</text:p>
          </table:table-cell>
          <table:table-cell table:formula="of:=POWER([.D52]/[.$B$4];[.D$5])" office:value-type="float" office:value="2.37037037037037" calcext:value-type="float">
            <text:p>2.37037037037037</text:p>
          </table:table-cell>
          <table:table-cell table:formula="of:=POWER([.E52]/[.$B$4];[.E$5])" office:value-type="float" office:value="16" calcext:value-type="float">
            <text:p>16</text:p>
          </table:table-cell>
          <table:table-cell table:formula="of:=POWER([.F52]/[.$B$4];[.F$5])" office:value-type="float" office:value="0.00411522633744856" calcext:value-type="float">
            <text:p>0.004115226337449</text:p>
          </table:table-cell>
          <table:table-cell table:formula="of:=SUM([.H52:.L52])/[.$B$2]" office:value-type="float" office:value="3.89711934156379" calcext:value-type="float">
            <text:p>3.89711934156379</text:p>
          </table:table-cell>
          <table:table-cell table:formula="of:=PRODUCT([.H52:.L52])" office:value-type="float" office:value="0.0173415299158326" calcext:value-type="float">
            <text:p>0.017341529915833</text:p>
          </table:table-cell>
          <table:table-cell table:formula="of:=IF([.M52]=0;&quot;&quot;;ABS([.M52]-1.25))" office:value-type="float" office:value="2.64711934156379" calcext:value-type="float">
            <text:p>2.6471193415637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53]/[.$B$4];[.B$5])" office:value-type="float" office:value="1" calcext:value-type="float">
            <text:p>1</text:p>
          </table:table-cell>
          <table:table-cell table:formula="of:=POWER([.C53]/[.$B$4];[.C$5])" office:value-type="float" office:value="0.111111111111111" calcext:value-type="float">
            <text:p>0.111111111111111</text:p>
          </table:table-cell>
          <table:table-cell table:formula="of:=POWER([.D53]/[.$B$4];[.D$5])" office:value-type="float" office:value="2.37037037037037" calcext:value-type="float">
            <text:p>2.37037037037037</text:p>
          </table:table-cell>
          <table:table-cell table:formula="of:=POWER([.E53]/[.$B$4];[.E$5])" office:value-type="float" office:value="0.0123456790123457" calcext:value-type="float">
            <text:p>0.012345679012346</text:p>
          </table:table-cell>
          <table:table-cell table:formula="of:=POWER([.F53]/[.$B$4];[.F$5])" office:value-type="float" office:value="32" calcext:value-type="float">
            <text:p>32</text:p>
          </table:table-cell>
          <table:table-cell table:formula="of:=SUM([.H53:.L53])/[.$B$2]" office:value-type="float" office:value="7.09876543209877" calcext:value-type="float">
            <text:p>7.09876543209877</text:p>
          </table:table-cell>
          <table:table-cell table:formula="of:=PRODUCT([.H53:.L53])" office:value-type="float" office:value="0.104049179494996" calcext:value-type="float">
            <text:p>0.104049179494996</text:p>
          </table:table-cell>
          <table:table-cell table:formula="of:=IF([.M53]=0;&quot;&quot;;ABS([.M53]-1.25))" office:value-type="float" office:value="5.84876543209877" calcext:value-type="float">
            <text:p>5.8487654320987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54]/[.$B$4];[.B$5])" office:value-type="float" office:value="1" calcext:value-type="float">
            <text:p>1</text:p>
          </table:table-cell>
          <table:table-cell table:formula="of:=POWER([.C54]/[.$B$4];[.C$5])" office:value-type="float" office:value="0.111111111111111" calcext:value-type="float">
            <text:p>0.111111111111111</text:p>
          </table:table-cell>
          <table:table-cell table:formula="of:=POWER([.D54]/[.$B$4];[.D$5])" office:value-type="float" office:value="8" calcext:value-type="float">
            <text:p>8</text:p>
          </table:table-cell>
          <table:table-cell table:formula="of:=POWER([.E54]/[.$B$4];[.E$5])" office:value-type="float" office:value="0.0123456790123457" calcext:value-type="float">
            <text:p>0.012345679012346</text:p>
          </table:table-cell>
          <table:table-cell table:formula="of:=POWER([.F54]/[.$B$4];[.F$5])" office:value-type="float" office:value="4.21399176954732" calcext:value-type="float">
            <text:p>4.21399176954732</text:p>
          </table:table-cell>
          <table:table-cell table:formula="of:=SUM([.H54:.L54])/[.$B$2]" office:value-type="float" office:value="2.66748971193416" calcext:value-type="float">
            <text:p>2.66748971193416</text:p>
          </table:table-cell>
          <table:table-cell table:formula="of:=PRODUCT([.H54:.L54])" office:value-type="float" office:value="0.0462440797755536" calcext:value-type="float">
            <text:p>0.046244079775554</text:p>
          </table:table-cell>
          <table:table-cell table:formula="of:=IF([.M54]=0;&quot;&quot;;ABS([.M54]-1.25))" office:value-type="float" office:value="1.41748971193416" calcext:value-type="float">
            <text:p>1.4174897119341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5]/[.$B$4];[.B$5])" office:value-type="float" office:value="1" calcext:value-type="float">
            <text:p>1</text:p>
          </table:table-cell>
          <table:table-cell table:formula="of:=POWER([.C55]/[.$B$4];[.C$5])" office:value-type="float" office:value="0.111111111111111" calcext:value-type="float">
            <text:p>0.111111111111111</text:p>
          </table:table-cell>
          <table:table-cell table:formula="of:=POWER([.D55]/[.$B$4];[.D$5])" office:value-type="float" office:value="8" calcext:value-type="float">
            <text:p>8</text:p>
          </table:table-cell>
          <table:table-cell table:formula="of:=POWER([.E55]/[.$B$4];[.E$5])" office:value-type="float" office:value="3.16049382716049" calcext:value-type="float">
            <text:p>3.16049382716049</text:p>
          </table:table-cell>
          <table:table-cell table:formula="of:=POWER([.F55]/[.$B$4];[.F$5])" office:value-type="float" office:value="0.00411522633744856" calcext:value-type="float">
            <text:p>0.004115226337449</text:p>
          </table:table-cell>
          <table:table-cell table:formula="of:=SUM([.H55:.L55])/[.$B$2]" office:value-type="float" office:value="2.45514403292181" calcext:value-type="float">
            <text:p>2.45514403292181</text:p>
          </table:table-cell>
          <table:table-cell table:formula="of:=PRODUCT([.H55:.L55])" office:value-type="float" office:value="0.0115610199438884" calcext:value-type="float">
            <text:p>0.011561019943888</text:p>
          </table:table-cell>
          <table:table-cell table:formula="of:=IF([.M55]=0;&quot;&quot;;ABS([.M55]-1.25))" office:value-type="float" office:value="1.20514403292181" calcext:value-type="float">
            <text:p>1.2051440329218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56]/[.$B$4];[.B$5])" office:value-type="float" office:value="1" calcext:value-type="float">
            <text:p>1</text:p>
          </table:table-cell>
          <table:table-cell table:formula="of:=POWER([.C56]/[.$B$4];[.C$5])" office:value-type="float" office:value="0.111111111111111" calcext:value-type="float">
            <text:p>0.111111111111111</text:p>
          </table:table-cell>
          <table:table-cell table:formula="of:=POWER([.D56]/[.$B$4];[.D$5])" office:value-type="float" office:value="0.037037037037037" calcext:value-type="float">
            <text:p>0.037037037037037</text:p>
          </table:table-cell>
          <table:table-cell table:formula="of:=POWER([.E56]/[.$B$4];[.E$5])" office:value-type="float" office:value="3.16049382716049" calcext:value-type="float">
            <text:p>3.16049382716049</text:p>
          </table:table-cell>
          <table:table-cell table:formula="of:=POWER([.F56]/[.$B$4];[.F$5])" office:value-type="float" office:value="32" calcext:value-type="float">
            <text:p>32</text:p>
          </table:table-cell>
          <table:table-cell table:formula="of:=SUM([.H56:.L56])/[.$B$2]" office:value-type="float" office:value="7.26172839506173" calcext:value-type="float">
            <text:p>7.26172839506173</text:p>
          </table:table-cell>
          <table:table-cell table:formula="of:=PRODUCT([.H56:.L56])" office:value-type="float" office:value="0.416196717979982" calcext:value-type="float">
            <text:p>0.416196717979982</text:p>
          </table:table-cell>
          <table:table-cell table:formula="of:=IF([.M56]=0;&quot;&quot;;ABS([.M56]-1.25))" office:value-type="float" office:value="6.01172839506173" calcext:value-type="float">
            <text:p>6.0117283950617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57]/[.$B$4];[.B$5])" office:value-type="float" office:value="1" calcext:value-type="float">
            <text:p>1</text:p>
          </table:table-cell>
          <table:table-cell table:formula="of:=POWER([.C57]/[.$B$4];[.C$5])" office:value-type="float" office:value="0.111111111111111" calcext:value-type="float">
            <text:p>0.111111111111111</text:p>
          </table:table-cell>
          <table:table-cell table:formula="of:=POWER([.D57]/[.$B$4];[.D$5])" office:value-type="float" office:value="0.037037037037037" calcext:value-type="float">
            <text:p>0.037037037037037</text:p>
          </table:table-cell>
          <table:table-cell table:formula="of:=POWER([.E57]/[.$B$4];[.E$5])" office:value-type="float" office:value="16" calcext:value-type="float">
            <text:p>16</text:p>
          </table:table-cell>
          <table:table-cell table:formula="of:=POWER([.F57]/[.$B$4];[.F$5])" office:value-type="float" office:value="4.21399176954732" calcext:value-type="float">
            <text:p>4.21399176954732</text:p>
          </table:table-cell>
          <table:table-cell table:formula="of:=SUM([.H57:.L57])/[.$B$2]" office:value-type="float" office:value="4.27242798353909" calcext:value-type="float">
            <text:p>4.27242798353909</text:p>
          </table:table-cell>
          <table:table-cell table:formula="of:=PRODUCT([.H57:.L57])" office:value-type="float" office:value="0.277464478653322" calcext:value-type="float">
            <text:p>0.277464478653322</text:p>
          </table:table-cell>
          <table:table-cell table:formula="of:=IF([.M57]=0;&quot;&quot;;ABS([.M57]-1.25))" office:value-type="float" office:value="3.02242798353909" calcext:value-type="float">
            <text:p>3.02242798353909</text:p>
          </table:table-cell>
          <table:table-cell/>
        </table:table-row>
        <table:table-row table:style-name="ro1">
          <table:table-cell table:number-columns-repeated="7"/>
          <table:table-cell table:formula="of:=POWER([.B58]/[.$B$4];[.B$5])" office:value-type="float" office:value="0" calcext:value-type="float">
            <text:p>0</text:p>
          </table:table-cell>
          <table:table-cell table:formula="of:=POWER([.C58]/[.$B$4];[.C$5])" office:value-type="float" office:value="0" calcext:value-type="float">
            <text:p>0</text:p>
          </table:table-cell>
          <table:table-cell table:formula="of:=POWER([.D58]/[.$B$4];[.D$5])" office:value-type="float" office:value="0" calcext:value-type="float">
            <text:p>0</text:p>
          </table:table-cell>
          <table:table-cell table:formula="of:=POWER([.E58]/[.$B$4];[.E$5])" office:value-type="float" office:value="0" calcext:value-type="float">
            <text:p>0</text:p>
          </table:table-cell>
          <table:table-cell table:formula="of:=POWER([.F58]/[.$B$4];[.F$5])" office:value-type="float" office:value="0" calcext:value-type="float">
            <text:p>0</text:p>
          </table:table-cell>
          <table:table-cell table:formula="of:=SUM([.H58:.L58])/[.$B$2]" office:value-type="float" office:value="0" calcext:value-type="float">
            <text:p>0</text:p>
          </table:table-cell>
          <table:table-cell table:formula="of:=PRODUCT([.H58:.L58])" office:value-type="float" office:value="0" calcext:value-type="float">
            <text:p>0</text:p>
          </table:table-cell>
          <table:table-cell table:formula="of:=IF([.M58]=0;&quot;&quot;;ABS([.M58]-1.25))">
            <text:p/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9]/[.$B$4];[.B$5])" office:value-type="float" office:value="0.333333333333333" calcext:value-type="float">
            <text:p>0.333333333333333</text:p>
          </table:table-cell>
          <table:table-cell table:formula="of:=POWER([.C59]/[.$B$4];[.C$5])" office:value-type="float" office:value="4" calcext:value-type="float">
            <text:p>4</text:p>
          </table:table-cell>
          <table:table-cell table:formula="of:=POWER([.D59]/[.$B$4];[.D$5])" office:value-type="float" office:value="2.37037037037037" calcext:value-type="float">
            <text:p>2.37037037037037</text:p>
          </table:table-cell>
          <table:table-cell table:formula="of:=POWER([.E59]/[.$B$4];[.E$5])" office:value-type="float" office:value="1" calcext:value-type="float">
            <text:p>1</text:p>
          </table:table-cell>
          <table:table-cell table:formula="of:=POWER([.F59]/[.$B$4];[.F$5])" office:value-type="float" office:value="0.00411522633744856" calcext:value-type="float">
            <text:p>0.004115226337449</text:p>
          </table:table-cell>
          <table:table-cell table:formula="of:=SUM([.H59:.L59])/[.$B$2]" office:value-type="float" office:value="1.54156378600823" calcext:value-type="float">
            <text:p>1.54156378600823</text:p>
          </table:table-cell>
          <table:table-cell table:formula="of:=PRODUCT([.H59:.L59])" office:value-type="float" office:value="0.0130061474368745" calcext:value-type="float">
            <text:p>0.013006147436875</text:p>
          </table:table-cell>
          <table:table-cell table:formula="of:=IF([.M59]=0;&quot;&quot;;ABS([.M59]-1.25))" office:value-type="float" office:value="0.29156378600823" calcext:value-type="float">
            <text:p>0.2915637860082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60]/[.$B$4];[.B$5])" office:value-type="float" office:value="0.333333333333333" calcext:value-type="float">
            <text:p>0.333333333333333</text:p>
          </table:table-cell>
          <table:table-cell table:formula="of:=POWER([.C60]/[.$B$4];[.C$5])" office:value-type="float" office:value="4" calcext:value-type="float">
            <text:p>4</text:p>
          </table:table-cell>
          <table:table-cell table:formula="of:=POWER([.D60]/[.$B$4];[.D$5])" office:value-type="float" office:value="2.37037037037037" calcext:value-type="float">
            <text:p>2.37037037037037</text:p>
          </table:table-cell>
          <table:table-cell table:formula="of:=POWER([.E60]/[.$B$4];[.E$5])" office:value-type="float" office:value="0.0123456790123457" calcext:value-type="float">
            <text:p>0.012345679012346</text:p>
          </table:table-cell>
          <table:table-cell table:formula="of:=POWER([.F60]/[.$B$4];[.F$5])" office:value-type="float" office:value="1" calcext:value-type="float">
            <text:p>1</text:p>
          </table:table-cell>
          <table:table-cell table:formula="of:=SUM([.H60:.L60])/[.$B$2]" office:value-type="float" office:value="1.54320987654321" calcext:value-type="float">
            <text:p>1.54320987654321</text:p>
          </table:table-cell>
          <table:table-cell table:formula="of:=PRODUCT([.H60:.L60])" office:value-type="float" office:value="0.0390184423106234" calcext:value-type="float">
            <text:p>0.039018442310623</text:p>
          </table:table-cell>
          <table:table-cell table:formula="of:=IF([.M60]=0;&quot;&quot;;ABS([.M60]-1.25))" office:value-type="float" office:value="0.29320987654321" calcext:value-type="float">
            <text:p>0.2932098765432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1]/[.$B$4];[.B$5])" office:value-type="float" office:value="0.333333333333333" calcext:value-type="float">
            <text:p>0.333333333333333</text:p>
          </table:table-cell>
          <table:table-cell table:formula="of:=POWER([.C61]/[.$B$4];[.C$5])" office:value-type="float" office:value="4" calcext:value-type="float">
            <text:p>4</text:p>
          </table:table-cell>
          <table:table-cell table:formula="of:=POWER([.D61]/[.$B$4];[.D$5])" office:value-type="float" office:value="1" calcext:value-type="float">
            <text:p>1</text:p>
          </table:table-cell>
          <table:table-cell table:formula="of:=POWER([.E61]/[.$B$4];[.E$5])" office:value-type="float" office:value="3.16049382716049" calcext:value-type="float">
            <text:p>3.16049382716049</text:p>
          </table:table-cell>
          <table:table-cell table:formula="of:=POWER([.F61]/[.$B$4];[.F$5])" office:value-type="float" office:value="0.00411522633744856" calcext:value-type="float">
            <text:p>0.004115226337449</text:p>
          </table:table-cell>
          <table:table-cell table:formula="of:=SUM([.H61:.L61])/[.$B$2]" office:value-type="float" office:value="1.69958847736626" calcext:value-type="float">
            <text:p>1.69958847736626</text:p>
          </table:table-cell>
          <table:table-cell table:formula="of:=PRODUCT([.H61:.L61])" office:value-type="float" office:value="0.0173415299158326" calcext:value-type="float">
            <text:p>0.017341529915833</text:p>
          </table:table-cell>
          <table:table-cell table:formula="of:=IF([.M61]=0;&quot;&quot;;ABS([.M61]-1.25))" office:value-type="float" office:value="0.449588477366255" calcext:value-type="float">
            <text:p>0.44958847736625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62]/[.$B$4];[.B$5])" office:value-type="float" office:value="0.333333333333333" calcext:value-type="float">
            <text:p>0.333333333333333</text:p>
          </table:table-cell>
          <table:table-cell table:formula="of:=POWER([.C62]/[.$B$4];[.C$5])" office:value-type="float" office:value="4" calcext:value-type="float">
            <text:p>4</text:p>
          </table:table-cell>
          <table:table-cell table:formula="of:=POWER([.D62]/[.$B$4];[.D$5])" office:value-type="float" office:value="1" calcext:value-type="float">
            <text:p>1</text:p>
          </table:table-cell>
          <table:table-cell table:formula="of:=POWER([.E62]/[.$B$4];[.E$5])" office:value-type="float" office:value="0.0123456790123457" calcext:value-type="float">
            <text:p>0.012345679012346</text:p>
          </table:table-cell>
          <table:table-cell table:formula="of:=POWER([.F62]/[.$B$4];[.F$5])" office:value-type="float" office:value="4.21399176954732" calcext:value-type="float">
            <text:p>4.21399176954732</text:p>
          </table:table-cell>
          <table:table-cell table:formula="of:=SUM([.H62:.L62])/[.$B$2]" office:value-type="float" office:value="1.9119341563786" calcext:value-type="float">
            <text:p>1.9119341563786</text:p>
          </table:table-cell>
          <table:table-cell table:formula="of:=PRODUCT([.H62:.L62])" office:value-type="float" office:value="0.0693661196633304" calcext:value-type="float">
            <text:p>0.06936611966333</text:p>
          </table:table-cell>
          <table:table-cell table:formula="of:=IF([.M62]=0;&quot;&quot;;ABS([.M62]-1.25))" office:value-type="float" office:value="0.661934156378601" calcext:value-type="float">
            <text:p>0.66193415637860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63]/[.$B$4];[.B$5])" office:value-type="float" office:value="0.333333333333333" calcext:value-type="float">
            <text:p>0.333333333333333</text:p>
          </table:table-cell>
          <table:table-cell table:formula="of:=POWER([.C63]/[.$B$4];[.C$5])" office:value-type="float" office:value="4" calcext:value-type="float">
            <text:p>4</text:p>
          </table:table-cell>
          <table:table-cell table:formula="of:=POWER([.D63]/[.$B$4];[.D$5])" office:value-type="float" office:value="0.037037037037037" calcext:value-type="float">
            <text:p>0.037037037037037</text:p>
          </table:table-cell>
          <table:table-cell table:formula="of:=POWER([.E63]/[.$B$4];[.E$5])" office:value-type="float" office:value="3.16049382716049" calcext:value-type="float">
            <text:p>3.16049382716049</text:p>
          </table:table-cell>
          <table:table-cell table:formula="of:=POWER([.F63]/[.$B$4];[.F$5])" office:value-type="float" office:value="1" calcext:value-type="float">
            <text:p>1</text:p>
          </table:table-cell>
          <table:table-cell table:formula="of:=SUM([.H63:.L63])/[.$B$2]" office:value-type="float" office:value="1.70617283950617" calcext:value-type="float">
            <text:p>1.70617283950617</text:p>
          </table:table-cell>
          <table:table-cell table:formula="of:=PRODUCT([.H63:.L63])" office:value-type="float" office:value="0.156073769242493" calcext:value-type="float">
            <text:p>0.156073769242493</text:p>
          </table:table-cell>
          <table:table-cell table:formula="of:=IF([.M63]=0;&quot;&quot;;ABS([.M63]-1.25))" office:value-type="float" office:value="0.456172839506173" calcext:value-type="float">
            <text:p>0.45617283950617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64]/[.$B$4];[.B$5])" office:value-type="float" office:value="0.333333333333333" calcext:value-type="float">
            <text:p>0.333333333333333</text:p>
          </table:table-cell>
          <table:table-cell table:formula="of:=POWER([.C64]/[.$B$4];[.C$5])" office:value-type="float" office:value="4" calcext:value-type="float">
            <text:p>4</text:p>
          </table:table-cell>
          <table:table-cell table:formula="of:=POWER([.D64]/[.$B$4];[.D$5])" office:value-type="float" office:value="0.037037037037037" calcext:value-type="float">
            <text:p>0.037037037037037</text:p>
          </table:table-cell>
          <table:table-cell table:formula="of:=POWER([.E64]/[.$B$4];[.E$5])" office:value-type="float" office:value="1" calcext:value-type="float">
            <text:p>1</text:p>
          </table:table-cell>
          <table:table-cell table:formula="of:=POWER([.F64]/[.$B$4];[.F$5])" office:value-type="float" office:value="4.21399176954732" calcext:value-type="float">
            <text:p>4.21399176954732</text:p>
          </table:table-cell>
          <table:table-cell table:formula="of:=SUM([.H64:.L64])/[.$B$2]" office:value-type="float" office:value="1.91687242798354" calcext:value-type="float">
            <text:p>1.91687242798354</text:p>
          </table:table-cell>
          <table:table-cell table:formula="of:=PRODUCT([.H64:.L64])" office:value-type="float" office:value="0.208098358989991" calcext:value-type="float">
            <text:p>0.208098358989991</text:p>
          </table:table-cell>
          <table:table-cell table:formula="of:=IF([.M64]=0;&quot;&quot;;ABS([.M64]-1.25))" office:value-type="float" office:value="0.666872427983539" calcext:value-type="float">
            <text:p>0.666872427983539</text:p>
          </table:table-cell>
          <table:table-cell/>
        </table:table-row>
        <table:table-row table:style-name="ro1">
          <table:table-cell table:number-columns-repeated="7"/>
          <table:table-cell table:formula="of:=POWER([.B65]/[.$B$4];[.B$5])" office:value-type="float" office:value="0" calcext:value-type="float">
            <text:p>0</text:p>
          </table:table-cell>
          <table:table-cell table:formula="of:=POWER([.C65]/[.$B$4];[.C$5])" office:value-type="float" office:value="0" calcext:value-type="float">
            <text:p>0</text:p>
          </table:table-cell>
          <table:table-cell table:formula="of:=POWER([.D65]/[.$B$4];[.D$5])" office:value-type="float" office:value="0" calcext:value-type="float">
            <text:p>0</text:p>
          </table:table-cell>
          <table:table-cell table:formula="of:=POWER([.E65]/[.$B$4];[.E$5])" office:value-type="float" office:value="0" calcext:value-type="float">
            <text:p>0</text:p>
          </table:table-cell>
          <table:table-cell table:formula="of:=POWER([.F65]/[.$B$4];[.F$5])" office:value-type="float" office:value="0" calcext:value-type="float">
            <text:p>0</text:p>
          </table:table-cell>
          <table:table-cell table:formula="of:=SUM([.H65:.L65])/[.$B$2]" office:value-type="float" office:value="0" calcext:value-type="float">
            <text:p>0</text:p>
          </table:table-cell>
          <table:table-cell table:formula="of:=PRODUCT([.H65:.L65])" office:value-type="float" office:value="0" calcext:value-type="float">
            <text:p>0</text:p>
          </table:table-cell>
          <table:table-cell table:formula="of:=IF([.M65]=0;&quot;&quot;;ABS([.M65]-1.25))">
            <text:p/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6]/[.$B$4];[.B$5])" office:value-type="float" office:value="0.333333333333333" calcext:value-type="float">
            <text:p>0.333333333333333</text:p>
          </table:table-cell>
          <table:table-cell table:formula="of:=POWER([.C66]/[.$B$4];[.C$5])" office:value-type="float" office:value="1.77777777777778" calcext:value-type="float">
            <text:p>1.77777777777778</text:p>
          </table:table-cell>
          <table:table-cell table:formula="of:=POWER([.D66]/[.$B$4];[.D$5])" office:value-type="float" office:value="8" calcext:value-type="float">
            <text:p>8</text:p>
          </table:table-cell>
          <table:table-cell table:formula="of:=POWER([.E66]/[.$B$4];[.E$5])" office:value-type="float" office:value="1" calcext:value-type="float">
            <text:p>1</text:p>
          </table:table-cell>
          <table:table-cell table:formula="of:=POWER([.F66]/[.$B$4];[.F$5])" office:value-type="float" office:value="0.00411522633744856" calcext:value-type="float">
            <text:p>0.004115226337449</text:p>
          </table:table-cell>
          <table:table-cell table:formula="of:=SUM([.H66:.L66])/[.$B$2]" office:value-type="float" office:value="2.22304526748971" calcext:value-type="float">
            <text:p>2.22304526748971</text:p>
          </table:table-cell>
          <table:table-cell table:formula="of:=PRODUCT([.H66:.L66])" office:value-type="float" office:value="0.0195092211553117" calcext:value-type="float">
            <text:p>0.019509221155312</text:p>
          </table:table-cell>
          <table:table-cell table:formula="of:=IF([.M66]=0;&quot;&quot;;ABS([.M66]-1.25))" office:value-type="float" office:value="0.973045267489712" calcext:value-type="float">
            <text:p>0.97304526748971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67]/[.$B$4];[.B$5])" office:value-type="float" office:value="0.333333333333333" calcext:value-type="float">
            <text:p>0.333333333333333</text:p>
          </table:table-cell>
          <table:table-cell table:formula="of:=POWER([.C67]/[.$B$4];[.C$5])" office:value-type="float" office:value="1.77777777777778" calcext:value-type="float">
            <text:p>1.77777777777778</text:p>
          </table:table-cell>
          <table:table-cell table:formula="of:=POWER([.D67]/[.$B$4];[.D$5])" office:value-type="float" office:value="8" calcext:value-type="float">
            <text:p>8</text:p>
          </table:table-cell>
          <table:table-cell table:formula="of:=POWER([.E67]/[.$B$4];[.E$5])" office:value-type="float" office:value="0.0123456790123457" calcext:value-type="float">
            <text:p>0.012345679012346</text:p>
          </table:table-cell>
          <table:table-cell table:formula="of:=POWER([.F67]/[.$B$4];[.F$5])" office:value-type="float" office:value="1" calcext:value-type="float">
            <text:p>1</text:p>
          </table:table-cell>
          <table:table-cell table:formula="of:=SUM([.H67:.L67])/[.$B$2]" office:value-type="float" office:value="2.22469135802469" calcext:value-type="float">
            <text:p>2.22469135802469</text:p>
          </table:table-cell>
          <table:table-cell table:formula="of:=PRODUCT([.H67:.L67])" office:value-type="float" office:value="0.0585276634659351" calcext:value-type="float">
            <text:p>0.058527663465935</text:p>
          </table:table-cell>
          <table:table-cell table:formula="of:=IF([.M67]=0;&quot;&quot;;ABS([.M67]-1.25))" office:value-type="float" office:value="0.974691358024692" calcext:value-type="float">
            <text:p>0.97469135802469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8]/[.$B$4];[.B$5])" office:value-type="float" office:value="0.333333333333333" calcext:value-type="float">
            <text:p>0.333333333333333</text:p>
          </table:table-cell>
          <table:table-cell table:formula="of:=POWER([.C68]/[.$B$4];[.C$5])" office:value-type="float" office:value="1.77777777777778" calcext:value-type="float">
            <text:p>1.77777777777778</text:p>
          </table:table-cell>
          <table:table-cell table:formula="of:=POWER([.D68]/[.$B$4];[.D$5])" office:value-type="float" office:value="1" calcext:value-type="float">
            <text:p>1</text:p>
          </table:table-cell>
          <table:table-cell table:formula="of:=POWER([.E68]/[.$B$4];[.E$5])" office:value-type="float" office:value="16" calcext:value-type="float">
            <text:p>16</text:p>
          </table:table-cell>
          <table:table-cell table:formula="of:=POWER([.F68]/[.$B$4];[.F$5])" office:value-type="float" office:value="0.00411522633744856" calcext:value-type="float">
            <text:p>0.004115226337449</text:p>
          </table:table-cell>
          <table:table-cell table:formula="of:=SUM([.H68:.L68])/[.$B$2]" office:value-type="float" office:value="3.82304526748971" calcext:value-type="float">
            <text:p>3.82304526748971</text:p>
          </table:table-cell>
          <table:table-cell table:formula="of:=PRODUCT([.H68:.L68])" office:value-type="float" office:value="0.0390184423106234" calcext:value-type="float">
            <text:p>0.039018442310623</text:p>
          </table:table-cell>
          <table:table-cell table:formula="of:=IF([.M68]=0;&quot;&quot;;ABS([.M68]-1.25))" office:value-type="float" office:value="2.57304526748971" calcext:value-type="float">
            <text:p>2.5730452674897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69]/[.$B$4];[.B$5])" office:value-type="float" office:value="0.333333333333333" calcext:value-type="float">
            <text:p>0.333333333333333</text:p>
          </table:table-cell>
          <table:table-cell table:formula="of:=POWER([.C69]/[.$B$4];[.C$5])" office:value-type="float" office:value="1.77777777777778" calcext:value-type="float">
            <text:p>1.77777777777778</text:p>
          </table:table-cell>
          <table:table-cell table:formula="of:=POWER([.D69]/[.$B$4];[.D$5])" office:value-type="float" office:value="1" calcext:value-type="float">
            <text:p>1</text:p>
          </table:table-cell>
          <table:table-cell table:formula="of:=POWER([.E69]/[.$B$4];[.E$5])" office:value-type="float" office:value="0.0123456790123457" calcext:value-type="float">
            <text:p>0.012345679012346</text:p>
          </table:table-cell>
          <table:table-cell table:formula="of:=POWER([.F69]/[.$B$4];[.F$5])" office:value-type="float" office:value="32" calcext:value-type="float">
            <text:p>32</text:p>
          </table:table-cell>
          <table:table-cell table:formula="of:=SUM([.H69:.L69])/[.$B$2]" office:value-type="float" office:value="7.02469135802469" calcext:value-type="float">
            <text:p>7.02469135802469</text:p>
          </table:table-cell>
          <table:table-cell table:formula="of:=PRODUCT([.H69:.L69])" office:value-type="float" office:value="0.23411065386374" calcext:value-type="float">
            <text:p>0.23411065386374</text:p>
          </table:table-cell>
          <table:table-cell table:formula="of:=IF([.M69]=0;&quot;&quot;;ABS([.M69]-1.25))" office:value-type="float" office:value="5.77469135802469" calcext:value-type="float">
            <text:p>5.7746913580246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70]/[.$B$4];[.B$5])" office:value-type="float" office:value="0.333333333333333" calcext:value-type="float">
            <text:p>0.333333333333333</text:p>
          </table:table-cell>
          <table:table-cell table:formula="of:=POWER([.C70]/[.$B$4];[.C$5])" office:value-type="float" office:value="1.77777777777778" calcext:value-type="float">
            <text:p>1.77777777777778</text:p>
          </table:table-cell>
          <table:table-cell table:formula="of:=POWER([.D70]/[.$B$4];[.D$5])" office:value-type="float" office:value="0.037037037037037" calcext:value-type="float">
            <text:p>0.037037037037037</text:p>
          </table:table-cell>
          <table:table-cell table:formula="of:=POWER([.E70]/[.$B$4];[.E$5])" office:value-type="float" office:value="16" calcext:value-type="float">
            <text:p>16</text:p>
          </table:table-cell>
          <table:table-cell table:formula="of:=POWER([.F70]/[.$B$4];[.F$5])" office:value-type="float" office:value="1" calcext:value-type="float">
            <text:p>1</text:p>
          </table:table-cell>
          <table:table-cell table:formula="of:=SUM([.H70:.L70])/[.$B$2]" office:value-type="float" office:value="3.82962962962963" calcext:value-type="float">
            <text:p>3.82962962962963</text:p>
          </table:table-cell>
          <table:table-cell table:formula="of:=PRODUCT([.H70:.L70])" office:value-type="float" office:value="0.35116598079561" calcext:value-type="float">
            <text:p>0.35116598079561</text:p>
          </table:table-cell>
          <table:table-cell table:formula="of:=IF([.M70]=0;&quot;&quot;;ABS([.M70]-1.25))" office:value-type="float" office:value="2.57962962962963" calcext:value-type="float">
            <text:p>2.5796296296296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71]/[.$B$4];[.B$5])" office:value-type="float" office:value="0.333333333333333" calcext:value-type="float">
            <text:p>0.333333333333333</text:p>
          </table:table-cell>
          <table:table-cell table:formula="of:=POWER([.C71]/[.$B$4];[.C$5])" office:value-type="float" office:value="1.77777777777778" calcext:value-type="float">
            <text:p>1.77777777777778</text:p>
          </table:table-cell>
          <table:table-cell table:formula="of:=POWER([.D71]/[.$B$4];[.D$5])" office:value-type="float" office:value="0.037037037037037" calcext:value-type="float">
            <text:p>0.037037037037037</text:p>
          </table:table-cell>
          <table:table-cell table:formula="of:=POWER([.E71]/[.$B$4];[.E$5])" office:value-type="float" office:value="1" calcext:value-type="float">
            <text:p>1</text:p>
          </table:table-cell>
          <table:table-cell table:formula="of:=POWER([.F71]/[.$B$4];[.F$5])" office:value-type="float" office:value="32" calcext:value-type="float">
            <text:p>32</text:p>
          </table:table-cell>
          <table:table-cell table:formula="of:=SUM([.H71:.L71])/[.$B$2]" office:value-type="float" office:value="7.02962962962963" calcext:value-type="float">
            <text:p>7.02962962962963</text:p>
          </table:table-cell>
          <table:table-cell table:formula="of:=PRODUCT([.H71:.L71])" office:value-type="float" office:value="0.702331961591221" calcext:value-type="float">
            <text:p>0.702331961591221</text:p>
          </table:table-cell>
          <table:table-cell table:formula="of:=IF([.M71]=0;&quot;&quot;;ABS([.M71]-1.25))" office:value-type="float" office:value="5.77962962962963" calcext:value-type="float">
            <text:p>5.77962962962963</text:p>
          </table:table-cell>
          <table:table-cell/>
        </table:table-row>
        <table:table-row table:style-name="ro1">
          <table:table-cell table:number-columns-repeated="7"/>
          <table:table-cell table:formula="of:=POWER([.B72]/[.$B$4];[.B$5])" office:value-type="float" office:value="0" calcext:value-type="float">
            <text:p>0</text:p>
          </table:table-cell>
          <table:table-cell table:formula="of:=POWER([.C72]/[.$B$4];[.C$5])" office:value-type="float" office:value="0" calcext:value-type="float">
            <text:p>0</text:p>
          </table:table-cell>
          <table:table-cell table:formula="of:=POWER([.D72]/[.$B$4];[.D$5])" office:value-type="float" office:value="0" calcext:value-type="float">
            <text:p>0</text:p>
          </table:table-cell>
          <table:table-cell table:formula="of:=POWER([.E72]/[.$B$4];[.E$5])" office:value-type="float" office:value="0" calcext:value-type="float">
            <text:p>0</text:p>
          </table:table-cell>
          <table:table-cell table:formula="of:=POWER([.F72]/[.$B$4];[.F$5])" office:value-type="float" office:value="0" calcext:value-type="float">
            <text:p>0</text:p>
          </table:table-cell>
          <table:table-cell table:formula="of:=SUM([.H72:.L72])/[.$B$2]" office:value-type="float" office:value="0" calcext:value-type="float">
            <text:p>0</text:p>
          </table:table-cell>
          <table:table-cell table:formula="of:=PRODUCT([.H72:.L72])" office:value-type="float" office:value="0" calcext:value-type="float">
            <text:p>0</text:p>
          </table:table-cell>
          <table:table-cell table:formula="of:=IF([.M72]=0;&quot;&quot;;ABS([.M72]-1.25))">
            <text:p/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3]/[.$B$4];[.B$5])" office:value-type="float" office:value="0.333333333333333" calcext:value-type="float">
            <text:p>0.333333333333333</text:p>
          </table:table-cell>
          <table:table-cell table:formula="of:=POWER([.C73]/[.$B$4];[.C$5])" office:value-type="float" office:value="1" calcext:value-type="float">
            <text:p>1</text:p>
          </table:table-cell>
          <table:table-cell table:formula="of:=POWER([.D73]/[.$B$4];[.D$5])" office:value-type="float" office:value="8" calcext:value-type="float">
            <text:p>8</text:p>
          </table:table-cell>
          <table:table-cell table:formula="of:=POWER([.E73]/[.$B$4];[.E$5])" office:value-type="float" office:value="3.16049382716049" calcext:value-type="float">
            <text:p>3.16049382716049</text:p>
          </table:table-cell>
          <table:table-cell table:formula="of:=POWER([.F73]/[.$B$4];[.F$5])" office:value-type="float" office:value="0.00411522633744856" calcext:value-type="float">
            <text:p>0.004115226337449</text:p>
          </table:table-cell>
          <table:table-cell table:formula="of:=SUM([.H73:.L73])/[.$B$2]" office:value-type="float" office:value="2.49958847736625" calcext:value-type="float">
            <text:p>2.49958847736625</text:p>
          </table:table-cell>
          <table:table-cell table:formula="of:=PRODUCT([.H73:.L73])" office:value-type="float" office:value="0.0346830598316652" calcext:value-type="float">
            <text:p>0.034683059831665</text:p>
          </table:table-cell>
          <table:table-cell table:formula="of:=IF([.M73]=0;&quot;&quot;;ABS([.M73]-1.25))" office:value-type="float" office:value="1.24958847736626" calcext:value-type="float">
            <text:p>1.2495884773662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74]/[.$B$4];[.B$5])" office:value-type="float" office:value="0.333333333333333" calcext:value-type="float">
            <text:p>0.333333333333333</text:p>
          </table:table-cell>
          <table:table-cell table:formula="of:=POWER([.C74]/[.$B$4];[.C$5])" office:value-type="float" office:value="1" calcext:value-type="float">
            <text:p>1</text:p>
          </table:table-cell>
          <table:table-cell table:formula="of:=POWER([.D74]/[.$B$4];[.D$5])" office:value-type="float" office:value="8" calcext:value-type="float">
            <text:p>8</text:p>
          </table:table-cell>
          <table:table-cell table:formula="of:=POWER([.E74]/[.$B$4];[.E$5])" office:value-type="float" office:value="0.0123456790123457" calcext:value-type="float">
            <text:p>0.012345679012346</text:p>
          </table:table-cell>
          <table:table-cell table:formula="of:=POWER([.F74]/[.$B$4];[.F$5])" office:value-type="float" office:value="4.21399176954732" calcext:value-type="float">
            <text:p>4.21399176954732</text:p>
          </table:table-cell>
          <table:table-cell table:formula="of:=SUM([.H74:.L74])/[.$B$2]" office:value-type="float" office:value="2.7119341563786" calcext:value-type="float">
            <text:p>2.7119341563786</text:p>
          </table:table-cell>
          <table:table-cell table:formula="of:=PRODUCT([.H74:.L74])" office:value-type="float" office:value="0.138732239326661" calcext:value-type="float">
            <text:p>0.138732239326661</text:p>
          </table:table-cell>
          <table:table-cell table:formula="of:=IF([.M74]=0;&quot;&quot;;ABS([.M74]-1.25))" office:value-type="float" office:value="1.4619341563786" calcext:value-type="float">
            <text:p>1.461934156378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5]/[.$B$4];[.B$5])" office:value-type="float" office:value="0.333333333333333" calcext:value-type="float">
            <text:p>0.333333333333333</text:p>
          </table:table-cell>
          <table:table-cell table:formula="of:=POWER([.C75]/[.$B$4];[.C$5])" office:value-type="float" office:value="1" calcext:value-type="float">
            <text:p>1</text:p>
          </table:table-cell>
          <table:table-cell table:formula="of:=POWER([.D75]/[.$B$4];[.D$5])" office:value-type="float" office:value="2.37037037037037" calcext:value-type="float">
            <text:p>2.37037037037037</text:p>
          </table:table-cell>
          <table:table-cell table:formula="of:=POWER([.E75]/[.$B$4];[.E$5])" office:value-type="float" office:value="16" calcext:value-type="float">
            <text:p>16</text:p>
          </table:table-cell>
          <table:table-cell table:formula="of:=POWER([.F75]/[.$B$4];[.F$5])" office:value-type="float" office:value="0.00411522633744856" calcext:value-type="float">
            <text:p>0.004115226337449</text:p>
          </table:table-cell>
          <table:table-cell table:formula="of:=SUM([.H75:.L75])/[.$B$2]" office:value-type="float" office:value="3.94156378600823" calcext:value-type="float">
            <text:p>3.94156378600823</text:p>
          </table:table-cell>
          <table:table-cell table:formula="of:=PRODUCT([.H75:.L75])" office:value-type="float" office:value="0.0520245897474978" calcext:value-type="float">
            <text:p>0.052024589747498</text:p>
          </table:table-cell>
          <table:table-cell table:formula="of:=IF([.M75]=0;&quot;&quot;;ABS([.M75]-1.25))" office:value-type="float" office:value="2.69156378600823" calcext:value-type="float">
            <text:p>2.6915637860082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76]/[.$B$4];[.B$5])" office:value-type="float" office:value="0.333333333333333" calcext:value-type="float">
            <text:p>0.333333333333333</text:p>
          </table:table-cell>
          <table:table-cell table:formula="of:=POWER([.C76]/[.$B$4];[.C$5])" office:value-type="float" office:value="1" calcext:value-type="float">
            <text:p>1</text:p>
          </table:table-cell>
          <table:table-cell table:formula="of:=POWER([.D76]/[.$B$4];[.D$5])" office:value-type="float" office:value="2.37037037037037" calcext:value-type="float">
            <text:p>2.37037037037037</text:p>
          </table:table-cell>
          <table:table-cell table:formula="of:=POWER([.E76]/[.$B$4];[.E$5])" office:value-type="float" office:value="0.0123456790123457" calcext:value-type="float">
            <text:p>0.012345679012346</text:p>
          </table:table-cell>
          <table:table-cell table:formula="of:=POWER([.F76]/[.$B$4];[.F$5])" office:value-type="float" office:value="32" calcext:value-type="float">
            <text:p>32</text:p>
          </table:table-cell>
          <table:table-cell table:formula="of:=SUM([.H76:.L76])/[.$B$2]" office:value-type="float" office:value="7.14320987654321" calcext:value-type="float">
            <text:p>7.14320987654321</text:p>
          </table:table-cell>
          <table:table-cell table:formula="of:=PRODUCT([.H76:.L76])" office:value-type="float" office:value="0.312147538484987" calcext:value-type="float">
            <text:p>0.312147538484987</text:p>
          </table:table-cell>
          <table:table-cell table:formula="of:=IF([.M76]=0;&quot;&quot;;ABS([.M76]-1.25))" office:value-type="float" office:value="5.89320987654321" calcext:value-type="float">
            <text:p>5.8932098765432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77]/[.$B$4];[.B$5])" office:value-type="float" office:value="0.333333333333333" calcext:value-type="float">
            <text:p>0.333333333333333</text:p>
          </table:table-cell>
          <table:table-cell table:formula="of:=POWER([.C77]/[.$B$4];[.C$5])" office:value-type="float" office:value="1" calcext:value-type="float">
            <text:p>1</text:p>
          </table:table-cell>
          <table:table-cell table:formula="of:=POWER([.D77]/[.$B$4];[.D$5])" office:value-type="float" office:value="0.037037037037037" calcext:value-type="float">
            <text:p>0.037037037037037</text:p>
          </table:table-cell>
          <table:table-cell table:formula="of:=POWER([.E77]/[.$B$4];[.E$5])" office:value-type="float" office:value="16" calcext:value-type="float">
            <text:p>16</text:p>
          </table:table-cell>
          <table:table-cell table:formula="of:=POWER([.F77]/[.$B$4];[.F$5])" office:value-type="float" office:value="4.21399176954732" calcext:value-type="float">
            <text:p>4.21399176954732</text:p>
          </table:table-cell>
          <table:table-cell table:formula="of:=SUM([.H77:.L77])/[.$B$2]" office:value-type="float" office:value="4.31687242798354" calcext:value-type="float">
            <text:p>4.31687242798354</text:p>
          </table:table-cell>
          <table:table-cell table:formula="of:=PRODUCT([.H77:.L77])" office:value-type="float" office:value="0.832393435959965" calcext:value-type="float">
            <text:p>0.832393435959965</text:p>
          </table:table-cell>
          <table:table-cell table:formula="of:=IF([.M77]=0;&quot;&quot;;ABS([.M77]-1.25))" office:value-type="float" office:value="3.06687242798354" calcext:value-type="float">
            <text:p>3.0668724279835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78]/[.$B$4];[.B$5])" office:value-type="float" office:value="0.333333333333333" calcext:value-type="float">
            <text:p>0.333333333333333</text:p>
          </table:table-cell>
          <table:table-cell table:formula="of:=POWER([.C78]/[.$B$4];[.C$5])" office:value-type="float" office:value="1" calcext:value-type="float">
            <text:p>1</text:p>
          </table:table-cell>
          <table:table-cell table:formula="of:=POWER([.D78]/[.$B$4];[.D$5])" office:value-type="float" office:value="0.037037037037037" calcext:value-type="float">
            <text:p>0.037037037037037</text:p>
          </table:table-cell>
          <table:table-cell table:formula="of:=POWER([.E78]/[.$B$4];[.E$5])" office:value-type="float" office:value="3.16049382716049" calcext:value-type="float">
            <text:p>3.16049382716049</text:p>
          </table:table-cell>
          <table:table-cell table:formula="of:=POWER([.F78]/[.$B$4];[.F$5])" office:value-type="float" office:value="32" calcext:value-type="float">
            <text:p>32</text:p>
          </table:table-cell>
          <table:table-cell table:formula="of:=SUM([.H78:.L78])/[.$B$2]" office:value-type="float" office:value="7.30617283950617" calcext:value-type="float">
            <text:p>7.30617283950617</text:p>
          </table:table-cell>
          <table:table-cell table:formula="of:=PRODUCT([.H78:.L78])" office:value-type="float" office:value="1.24859015393995" calcext:value-type="float">
            <text:p>1.24859015393995</text:p>
          </table:table-cell>
          <table:table-cell table:formula="of:=IF([.M78]=0;&quot;&quot;;ABS([.M78]-1.25))" office:value-type="float" office:value="6.05617283950617" calcext:value-type="float">
            <text:p>6.05617283950617</text:p>
          </table:table-cell>
          <table:table-cell office:value-type="string" calcext:value-type="string">
            <text:p>xxxxxxx</text:p>
          </table:table-cell>
        </table:table-row>
        <table:table-row table:style-name="ro1">
          <table:table-cell table:number-columns-repeated="7"/>
          <table:table-cell table:formula="of:=POWER([.B79]/[.$B$4];[.B$5])" office:value-type="float" office:value="0" calcext:value-type="float">
            <text:p>0</text:p>
          </table:table-cell>
          <table:table-cell table:formula="of:=POWER([.C79]/[.$B$4];[.C$5])" office:value-type="float" office:value="0" calcext:value-type="float">
            <text:p>0</text:p>
          </table:table-cell>
          <table:table-cell table:formula="of:=POWER([.D79]/[.$B$4];[.D$5])" office:value-type="float" office:value="0" calcext:value-type="float">
            <text:p>0</text:p>
          </table:table-cell>
          <table:table-cell table:formula="of:=POWER([.E79]/[.$B$4];[.E$5])" office:value-type="float" office:value="0" calcext:value-type="float">
            <text:p>0</text:p>
          </table:table-cell>
          <table:table-cell table:formula="of:=POWER([.F79]/[.$B$4];[.F$5])" office:value-type="float" office:value="0" calcext:value-type="float">
            <text:p>0</text:p>
          </table:table-cell>
          <table:table-cell table:formula="of:=SUM([.H79:.L79])/[.$B$2]" office:value-type="float" office:value="0" calcext:value-type="float">
            <text:p>0</text:p>
          </table:table-cell>
          <table:table-cell table:formula="of:=PRODUCT([.H79:.L79])" office:value-type="float" office:value="0" calcext:value-type="float">
            <text:p>0</text:p>
          </table:table-cell>
          <table:table-cell table:formula="of:=IF([.M79]=0;&quot;&quot;;ABS([.M79]-1.25))">
            <text:p/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80]/[.$B$4];[.B$5])" office:value-type="float" office:value="0.333333333333333" calcext:value-type="float">
            <text:p>0.333333333333333</text:p>
          </table:table-cell>
          <table:table-cell table:formula="of:=POWER([.C80]/[.$B$4];[.C$5])" office:value-type="float" office:value="0.111111111111111" calcext:value-type="float">
            <text:p>0.111111111111111</text:p>
          </table:table-cell>
          <table:table-cell table:formula="of:=POWER([.D80]/[.$B$4];[.D$5])" office:value-type="float" office:value="8" calcext:value-type="float">
            <text:p>8</text:p>
          </table:table-cell>
          <table:table-cell table:formula="of:=POWER([.E80]/[.$B$4];[.E$5])" office:value-type="float" office:value="3.16049382716049" calcext:value-type="float">
            <text:p>3.16049382716049</text:p>
          </table:table-cell>
          <table:table-cell table:formula="of:=POWER([.F80]/[.$B$4];[.F$5])" office:value-type="float" office:value="1" calcext:value-type="float">
            <text:p>1</text:p>
          </table:table-cell>
          <table:table-cell table:formula="of:=SUM([.H80:.L80])/[.$B$2]" office:value-type="float" office:value="2.52098765432099" calcext:value-type="float">
            <text:p>2.52098765432099</text:p>
          </table:table-cell>
          <table:table-cell table:formula="of:=PRODUCT([.H80:.L80])" office:value-type="float" office:value="0.936442615454961" calcext:value-type="float">
            <text:p>0.936442615454961</text:p>
          </table:table-cell>
          <table:table-cell table:formula="of:=IF([.M80]=0;&quot;&quot;;ABS([.M80]-1.25))" office:value-type="float" office:value="1.27098765432099" calcext:value-type="float">
            <text:p>1.2709876543209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81]/[.$B$4];[.B$5])" office:value-type="float" office:value="0.333333333333333" calcext:value-type="float">
            <text:p>0.333333333333333</text:p>
          </table:table-cell>
          <table:table-cell table:formula="of:=POWER([.C81]/[.$B$4];[.C$5])" office:value-type="float" office:value="0.111111111111111" calcext:value-type="float">
            <text:p>0.111111111111111</text:p>
          </table:table-cell>
          <table:table-cell table:formula="of:=POWER([.D81]/[.$B$4];[.D$5])" office:value-type="float" office:value="8" calcext:value-type="float">
            <text:p>8</text:p>
          </table:table-cell>
          <table:table-cell table:formula="of:=POWER([.E81]/[.$B$4];[.E$5])" office:value-type="float" office:value="1" calcext:value-type="float">
            <text:p>1</text:p>
          </table:table-cell>
          <table:table-cell table:formula="of:=POWER([.F81]/[.$B$4];[.F$5])" office:value-type="float" office:value="4.21399176954732" calcext:value-type="float">
            <text:p>4.21399176954732</text:p>
          </table:table-cell>
          <table:table-cell table:formula="of:=SUM([.H81:.L81])/[.$B$2]" office:value-type="float" office:value="2.73168724279835" calcext:value-type="float">
            <text:p>2.73168724279835</text:p>
          </table:table-cell>
          <table:table-cell table:formula="of:=PRODUCT([.H81:.L81])" office:value-type="float" office:value="1.24859015393995" calcext:value-type="float">
            <text:p>1.24859015393995</text:p>
          </table:table-cell>
          <table:table-cell table:formula="of:=IF([.M81]=0;&quot;&quot;;ABS([.M81]-1.25))" office:value-type="float" office:value="1.48168724279835" calcext:value-type="float">
            <text:p>1.48168724279835</text:p>
          </table:table-cell>
          <table:table-cell office:value-type="string" calcext:value-type="string">
            <text:p>xxxxx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POWER([.B82]/[.$B$4];[.B$5])" office:value-type="float" office:value="0.333333333333333" calcext:value-type="float">
            <text:p>0.333333333333333</text:p>
          </table:table-cell>
          <table:table-cell table:formula="of:=POWER([.C82]/[.$B$4];[.C$5])" office:value-type="float" office:value="0.111111111111111" calcext:value-type="float">
            <text:p>0.111111111111111</text:p>
          </table:table-cell>
          <table:table-cell table:formula="of:=POWER([.D82]/[.$B$4];[.D$5])" office:value-type="float" office:value="2.37037037037037" calcext:value-type="float">
            <text:p>2.37037037037037</text:p>
          </table:table-cell>
          <table:table-cell table:formula="of:=POWER([.E82]/[.$B$4];[.E$5])" office:value-type="float" office:value="16" calcext:value-type="float">
            <text:p>16</text:p>
          </table:table-cell>
          <table:table-cell table:formula="of:=POWER([.F82]/[.$B$4];[.F$5])" office:value-type="float" office:value="1" calcext:value-type="float">
            <text:p>1</text:p>
          </table:table-cell>
          <table:table-cell table:formula="of:=SUM([.H82:.L82])/[.$B$2]" office:value-type="float" office:value="3.96296296296296" calcext:value-type="float">
            <text:p>3.96296296296296</text:p>
          </table:table-cell>
          <table:table-cell table:formula="of:=PRODUCT([.H82:.L82])" office:value-type="float" office:value="1.40466392318244" calcext:value-type="float">
            <text:p>1.40466392318244</text:p>
          </table:table-cell>
          <table:table-cell table:formula="of:=IF([.M82]=0;&quot;&quot;;ABS([.M82]-1.25))" office:value-type="float" office:value="2.71296296296296" calcext:value-type="float">
            <text:p>2.7129629629629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83]/[.$B$4];[.B$5])" office:value-type="float" office:value="0.333333333333333" calcext:value-type="float">
            <text:p>0.333333333333333</text:p>
          </table:table-cell>
          <table:table-cell table:formula="of:=POWER([.C83]/[.$B$4];[.C$5])" office:value-type="float" office:value="0.111111111111111" calcext:value-type="float">
            <text:p>0.111111111111111</text:p>
          </table:table-cell>
          <table:table-cell table:formula="of:=POWER([.D83]/[.$B$4];[.D$5])" office:value-type="float" office:value="2.37037037037037" calcext:value-type="float">
            <text:p>2.37037037037037</text:p>
          </table:table-cell>
          <table:table-cell table:formula="of:=POWER([.E83]/[.$B$4];[.E$5])" office:value-type="float" office:value="1" calcext:value-type="float">
            <text:p>1</text:p>
          </table:table-cell>
          <table:table-cell table:formula="of:=POWER([.F83]/[.$B$4];[.F$5])" office:value-type="float" office:value="32" calcext:value-type="float">
            <text:p>32</text:p>
          </table:table-cell>
          <table:table-cell table:formula="of:=SUM([.H83:.L83])/[.$B$2]" office:value-type="float" office:value="7.16296296296296" calcext:value-type="float">
            <text:p>7.16296296296296</text:p>
          </table:table-cell>
          <table:table-cell table:formula="of:=PRODUCT([.H83:.L83])" office:value-type="float" office:value="2.80932784636488" calcext:value-type="float">
            <text:p>2.80932784636488</text:p>
          </table:table-cell>
          <table:table-cell table:formula="of:=IF([.M83]=0;&quot;&quot;;ABS([.M83]-1.25))" office:value-type="float" office:value="5.91296296296296" calcext:value-type="float">
            <text:p>5.9129629629629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POWER([.B84]/[.$B$4];[.B$5])" office:value-type="float" office:value="0.333333333333333" calcext:value-type="float">
            <text:p>0.333333333333333</text:p>
          </table:table-cell>
          <table:table-cell table:formula="of:=POWER([.C84]/[.$B$4];[.C$5])" office:value-type="float" office:value="0.111111111111111" calcext:value-type="float">
            <text:p>0.111111111111111</text:p>
          </table:table-cell>
          <table:table-cell table:formula="of:=POWER([.D84]/[.$B$4];[.D$5])" office:value-type="float" office:value="1" calcext:value-type="float">
            <text:p>1</text:p>
          </table:table-cell>
          <table:table-cell table:formula="of:=POWER([.E84]/[.$B$4];[.E$5])" office:value-type="float" office:value="16" calcext:value-type="float">
            <text:p>16</text:p>
          </table:table-cell>
          <table:table-cell table:formula="of:=POWER([.F84]/[.$B$4];[.F$5])" office:value-type="float" office:value="4.21399176954732" calcext:value-type="float">
            <text:p>4.21399176954732</text:p>
          </table:table-cell>
          <table:table-cell table:formula="of:=SUM([.H84:.L84])/[.$B$2]" office:value-type="float" office:value="4.33168724279835" calcext:value-type="float">
            <text:p>4.33168724279835</text:p>
          </table:table-cell>
          <table:table-cell table:formula="of:=PRODUCT([.H84:.L84])" office:value-type="float" office:value="2.4971803078799" calcext:value-type="float">
            <text:p>2.4971803078799</text:p>
          </table:table-cell>
          <table:table-cell table:formula="of:=IF([.M84]=0;&quot;&quot;;ABS([.M84]-1.25))" office:value-type="float" office:value="3.08168724279835" calcext:value-type="float">
            <text:p>3.0816872427983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POWER([.B85]/[.$B$4];[.B$5])" office:value-type="float" office:value="0.333333333333333" calcext:value-type="float">
            <text:p>0.333333333333333</text:p>
          </table:table-cell>
          <table:table-cell table:formula="of:=POWER([.C85]/[.$B$4];[.C$5])" office:value-type="float" office:value="0.111111111111111" calcext:value-type="float">
            <text:p>0.111111111111111</text:p>
          </table:table-cell>
          <table:table-cell table:formula="of:=POWER([.D85]/[.$B$4];[.D$5])" office:value-type="float" office:value="1" calcext:value-type="float">
            <text:p>1</text:p>
          </table:table-cell>
          <table:table-cell table:formula="of:=POWER([.E85]/[.$B$4];[.E$5])" office:value-type="float" office:value="3.16049382716049" calcext:value-type="float">
            <text:p>3.16049382716049</text:p>
          </table:table-cell>
          <table:table-cell table:formula="of:=POWER([.F85]/[.$B$4];[.F$5])" office:value-type="float" office:value="32" calcext:value-type="float">
            <text:p>32</text:p>
          </table:table-cell>
          <table:table-cell table:formula="of:=SUM([.H85:.L85])/[.$B$2]" office:value-type="float" office:value="7.32098765432099" calcext:value-type="float">
            <text:p>7.32098765432099</text:p>
          </table:table-cell>
          <table:table-cell table:formula="of:=PRODUCT([.H85:.L85])" office:value-type="float" office:value="3.74577046181984" calcext:value-type="float">
            <text:p>3.74577046181984</text:p>
          </table:table-cell>
          <table:table-cell table:formula="of:=IF([.M85]=0;&quot;&quot;;ABS([.M85]-1.25))" office:value-type="float" office:value="6.07098765432099" calcext:value-type="float">
            <text:p>6.07098765432099</text:p>
          </table:table-cell>
          <table:table-cell/>
        </table:table-row>
        <table:table-row table:style-name="ro1" table:number-rows-repeated="2">
          <table:table-cell table:number-columns-repeated="14"/>
          <table:table-cell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SUM([.B89:.J89])" office:value-type="float" office:value="150" calcext:value-type="float">
            <text:p>15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formula="of:=POWER([.B89]/(150/9);[.B$88])" office:value-type="float" office:value="0.18" calcext:value-type="float">
            <text:p>0.18</text:p>
          </table:table-cell>
          <table:table-cell table:formula="of:=POWER([.C89]/(150/9);[.C$88])" office:value-type="float" office:value="0.1764" calcext:value-type="float">
            <text:p>0.1764</text:p>
          </table:table-cell>
          <table:table-cell table:formula="of:=POWER([.D89]/(150/9);[.D$88])" office:value-type="float" office:value="0.216" calcext:value-type="float">
            <text:p>0.216</text:p>
          </table:table-cell>
          <table:table-cell table:formula="of:=POWER([.E89]/(150/9);[.E$88])" office:value-type="float" office:value="0.37015056" calcext:value-type="float">
            <text:p>0.37015056</text:p>
          </table:table-cell>
          <table:table-cell table:formula="of:=POWER([.F89]/(150/9);[.F$88])" office:value-type="float" office:value="1.1040808032" calcext:value-type="float">
            <text:p>1.1040808032</text:p>
          </table:table-cell>
          <table:table-cell table:formula="of:=POWER([.G89]/(150/9);[.G$88])" office:value-type="float" office:value="2.985984" calcext:value-type="float">
            <text:p>2.985984</text:p>
          </table:table-cell>
          <table:table-cell table:formula="of:=POWER([.H89]/(150/9);[.H$88])" office:value-type="float" office:value="9.53133216331391" calcext:value-type="float">
            <text:p>9.53133216331391</text:p>
          </table:table-cell>
          <table:table-cell table:formula="of:=POWER([.I89]/(150/9);[.I$88])" office:value-type="float" office:value="47.4373168346071" calcext:value-type="float">
            <text:p>47.4373168346071</text:p>
          </table:table-cell>
          <table:table-cell table:formula="of:=POWER([.J89]/(150/9);[.J$88])" office:value-type="float" office:value="198.359290368" calcext:value-type="float">
            <text:p>198.359290368</text:p>
          </table:table-cell>
          <table:table-cell table:formula="of:=PRODUCT([.B90:.J90])" office:value-type="float" office:value="750.616056111885" calcext:value-type="float">
            <text:p>750.61605611188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14"/>
          <table:table-cell table:style-name="Default"/>
          <table:table-cell/>
        </table:table-row>
        <table:table-row table:style-name="ro1">
          <table:table-cell/>
          <table:table-cell table:formula="of:=10/3" office:value-type="float" office:value="3.33333333333333" calcext:value-type="float">
            <text:p>3.33333333333333</text:p>
          </table:table-cell>
          <table:table-cell table:formula="of:=[.$B92]*[.C88]" office:value-type="float" office:value="6.66666666666667" calcext:value-type="float">
            <text:p>6.66666666666667</text:p>
          </table:table-cell>
          <table:table-cell table:formula="of:=[.$B92]*[.D88]" office:value-type="float" office:value="10" calcext:value-type="float">
            <text:p>10</text:p>
          </table:table-cell>
          <table:table-cell table:formula="of:=[.$B92]*[.E88]" office:value-type="float" office:value="13.3333333333333" calcext:value-type="float">
            <text:p>13.3333333333333</text:p>
          </table:table-cell>
          <table:table-cell table:formula="of:=[.$B92]*[.F88]" office:value-type="float" office:value="16.6666666666667" calcext:value-type="float">
            <text:p>16.6666666666667</text:p>
          </table:table-cell>
          <table:table-cell table:formula="of:=[.$B92]*[.G88]" office:value-type="float" office:value="20" calcext:value-type="float">
            <text:p>20</text:p>
          </table:table-cell>
          <table:table-cell table:formula="of:=[.$B92]*[.H88]" office:value-type="float" office:value="23.3333333333333" calcext:value-type="float">
            <text:p>23.3333333333333</text:p>
          </table:table-cell>
          <table:table-cell table:formula="of:=[.$B92]*[.I88]" office:value-type="float" office:value="26.6666666666667" calcext:value-type="float">
            <text:p>26.6666666666667</text:p>
          </table:table-cell>
          <table:table-cell table:formula="of:=[.$B92]*[.J88]" office:value-type="float" office:value="30" calcext:value-type="float">
            <text:p>30</text:p>
          </table:table-cell>
          <table:table-cell table:formula="of:=SUM([.B92:.J92])" office:value-type="float" office:value="150" calcext:value-type="float">
            <text:p>15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formula="of:=POWER([.B92]/(150/9);[.B$88])" office:value-type="float" office:value="0.2" calcext:value-type="float">
            <text:p>0.2</text:p>
          </table:table-cell>
          <table:table-cell table:formula="of:=POWER([.C92]/(150/9);[.C$88])" office:value-type="float" office:value="0.16" calcext:value-type="float">
            <text:p>0.16</text:p>
          </table:table-cell>
          <table:table-cell table:formula="of:=POWER([.D92]/(150/9);[.D$88])" office:value-type="float" office:value="0.216" calcext:value-type="float">
            <text:p>0.216</text:p>
          </table:table-cell>
          <table:table-cell table:formula="of:=POWER([.E92]/(150/9);[.E$88])" office:value-type="float" office:value="0.4096" calcext:value-type="float">
            <text:p>0.4096</text:p>
          </table:table-cell>
          <table:table-cell table:formula="of:=POWER([.F92]/(150/9);[.F$88])" office:value-type="float" office:value="1" calcext:value-type="float">
            <text:p>1</text:p>
          </table:table-cell>
          <table:table-cell table:formula="of:=POWER([.G92]/(150/9);[.G$88])" office:value-type="float" office:value="2.985984" calcext:value-type="float">
            <text:p>2.985984</text:p>
          </table:table-cell>
          <table:table-cell table:formula="of:=POWER([.H92]/(150/9);[.H$88])" office:value-type="float" office:value="10.5413504" calcext:value-type="float">
            <text:p>10.5413504</text:p>
          </table:table-cell>
          <table:table-cell table:formula="of:=POWER([.I92]/(150/9);[.I$88])" office:value-type="float" office:value="42.94967296" calcext:value-type="float">
            <text:p>42.94967296</text:p>
          </table:table-cell>
          <table:table-cell table:formula="of:=POWER([.J92]/(150/9);[.J$88])" office:value-type="float" office:value="198.359290368" calcext:value-type="float">
            <text:p>198.359290368</text:p>
          </table:table-cell>
          <table:table-cell table:formula="of:=PRODUCT([.B93:.J93])" office:value-type="float" office:value="759.206312898931" calcext:value-type="float">
            <text:p>759.206312898931</text:p>
          </table:table-cell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14"/>
          <table:table-cell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SUM([.B97:.J97])" office:value-type="float" office:value="150" calcext:value-type="float">
            <text:p>15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formula="of:=POWER([.B97]/(150/9);[.B$88])" office:value-type="float" office:value="0.6" calcext:value-type="float">
            <text:p>0.6</text:p>
          </table:table-cell>
          <table:table-cell table:formula="of:=POWER([.C97]/(150/9);[.C$88])" office:value-type="float" office:value="0.1764" calcext:value-type="float">
            <text:p>0.1764</text:p>
          </table:table-cell>
          <table:table-cell table:formula="of:=POWER([.D97]/(150/9);[.D$88])" office:value-type="float" office:value="0.216" calcext:value-type="float">
            <text:p>0.216</text:p>
          </table:table-cell>
          <table:table-cell table:formula="of:=POWER([.E97]/(150/9);[.E$88])" office:value-type="float" office:value="1.08243216" calcext:value-type="float">
            <text:p>1.08243216</text:p>
          </table:table-cell>
          <table:table-cell table:formula="of:=POWER([.F97]/(150/9);[.F$88])" office:value-type="float" office:value="1.4693280768" calcext:value-type="float">
            <text:p>1.4693280768</text:p>
          </table:table-cell>
          <table:table-cell table:formula="of:=POWER([.G97]/(150/9);[.G$88])" office:value-type="float" office:value="2.985984" calcext:value-type="float">
            <text:p>2.985984</text:p>
          </table:table-cell>
          <table:table-cell table:formula="of:=POWER([.H97]/(150/9);[.H$88])" office:value-type="float" office:value="180.1088541" calcext:value-type="float">
            <text:p>180.1088541</text:p>
          </table:table-cell>
          <table:table-cell table:formula="of:=POWER([.I97]/(150/9);[.I$88])" office:value-type="float" office:value="0.24787589110825" calcext:value-type="float">
            <text:p>0.24787589110825</text:p>
          </table:table-cell>
          <table:table-cell table:formula="of:=POWER([.J97]/(150/9);[.J$88])" office:value-type="float" office:value="3.25194852115663" calcext:value-type="float">
            <text:p>3.25194852115663</text:p>
          </table:table-cell>
          <table:table-cell table:formula="of:=PRODUCT([.B98:.J98])" office:value-type="float" office:value="15.7624432782681" calcext:value-type="float">
            <text:p>15.7624432782681</text:p>
          </table:table-cell>
          <table:table-cell table:number-columns-repeated="3"/>
          <table:table-cell table:style-name="Default"/>
          <table:table-cell/>
        </table:table-row>
        <calcext:conditional-formats>
          <calcext:conditional-format calcext:target-range-address="Sheet1.O12:Sheet1.O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Unifon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00-00-00</text:date>, <text:time style:data-style-name="N2" text:time-value="12:20:16.700366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5T11:47:42.576436841</meta:creation-date>
    <dc:date>2021-12-11T12:27:50.723057855</dc:date>
    <meta:editing-duration>PT19H11M6S</meta:editing-duration>
    <meta:editing-cycles>4</meta:editing-cycles>
    <meta:generator>LibreOffice/7.1.7.2$Linux_X86_64 LibreOffice_project/10$Build-2</meta:generator>
    <meta:document-statistic meta:table-count="1" meta:cell-count="1016" meta:object-count="0"/>
  </office:meta>
</office:document-meta>
</file>